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co30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0.788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13.344cm"/>
    </style:style>
    <style:style style:name="co34" style:family="table-column">
      <style:table-column-properties fo:break-before="auto" style:column-width="21.21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5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6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0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6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7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ext-properties fo:font-size="11pt" style:font-size-asian="11pt" style:font-size-complex="11pt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20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4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3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345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5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729fcf" style:text-align-source="fix" style:repeat-content="false"/>
      <style:paragraph-properties fo:text-align="end" fo:margin-left="0cm"/>
    </style:style>
    <style:style style:name="ce234" style:family="table-cell" style:parent-style-name="Default">
      <style:table-cell-properties fo:background-color="#ff3838" style:text-align-source="fix" style:repeat-content="false"/>
      <style:paragraph-properties fo:text-align="end" fo:margin-left="0cm"/>
    </style:style>
    <style:style style:name="ce233" style:family="table-cell" style:parent-style-name="Default">
      <style:table-cell-properties fo:background-color="#77bc65" style:text-align-source="fix" style:repeat-content="false"/>
      <style:paragraph-properties fo:text-align="end" fo:margin-left="0cm"/>
    </style:style>
    <style:style style:name="ce231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232" style:family="table-cell" style:parent-style-name="Default">
      <style:table-cell-properties fo:background-color="#5983b0" style:text-align-source="fix" style:repeat-content="false"/>
      <style:paragraph-properties fo:text-align="end" fo:margin-left="0cm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35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236" style:family="table-cell" style:parent-style-name="Default">
      <style:table-cell-properties fo:background-color="#ff3838" style:text-align-source="fix" style:repeat-content="false"/>
      <style:paragraph-properties fo:text-align="start" fo:margin-left="0cm"/>
    </style:style>
    <style:style style:name="ce237" style:family="table-cell" style:parent-style-name="Default">
      <style:table-cell-properties fo:background-color="#5983b0" style:text-align-source="fix" style:repeat-content="false"/>
      <style:paragraph-properties fo:text-align="start" fo:margin-left="0cm"/>
    </style:style>
    <style:style style:name="ce238" style:family="table-cell" style:parent-style-name="Default">
      <style:table-cell-properties fo:background-color="#ffffa6" style:text-align-source="fix" style:repeat-content="false"/>
      <style:paragraph-properties fo:text-align="start" fo:margin-left="0cm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43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61"/>
        <table:table-column table:style-name="co2" table:default-cell-style-name="ce266"/>
        <table:table-column table:style-name="co3" table:default-cell-style-name="ce266"/>
        <table:table-column table:style-name="co4" table:default-cell-style-name="ce266"/>
        <table:table-column table:style-name="co5" table:default-cell-style-name="ce266"/>
        <table:table-column table:style-name="co6" table:default-cell-style-name="ce266"/>
        <table:table-column table:style-name="co7" table:default-cell-style-name="ce266"/>
        <table:table-column table:style-name="co8" table:default-cell-style-name="ce287"/>
        <table:table-column table:style-name="co9" table:default-cell-style-name="ce268"/>
        <table:table-column table:style-name="co10" table:default-cell-style-name="ce261"/>
        <table:table-column table:style-name="co11" table:default-cell-style-name="ce266"/>
        <table:table-column table:style-name="co12" table:default-cell-style-name="ce266"/>
        <table:table-column table:style-name="co9" table:default-cell-style-name="ce302"/>
        <table:table-column table:style-name="co4" table:default-cell-style-name="ce266"/>
        <table:table-column table:style-name="co13" table:default-cell-style-name="ce266"/>
        <table:table-column table:style-name="co14" table:default-cell-style-name="ce266"/>
        <table:table-column table:style-name="co13" table:default-cell-style-name="ce266"/>
        <table:table-column table:style-name="co8" table:default-cell-style-name="ce266"/>
        <table:table-column table:style-name="co15" table:default-cell-style-name="ce266"/>
        <table:table-column table:style-name="co12" table:default-cell-style-name="ce302"/>
        <table:table-column table:style-name="co16" table:default-cell-style-name="ce266"/>
        <table:table-column table:style-name="co17" table:default-cell-style-name="ce266"/>
        <table:table-column table:style-name="co15" table:default-cell-style-name="ce266"/>
        <table:table-column table:style-name="co8" table:number-columns-repeated="2" table:default-cell-style-name="ce266"/>
        <table:table-column table:style-name="co15" table:default-cell-style-name="ce266"/>
        <table:table-column table:style-name="co1" table:number-columns-repeated="2" table:default-cell-style-name="ce266"/>
        <table:table-column table:style-name="co15" table:default-cell-style-name="ce266"/>
        <table:table-column table:style-name="co7" table:number-columns-repeated="2" table:default-cell-style-name="ce266"/>
        <table:table-column table:style-name="co12" table:number-columns-repeated="2" table:default-cell-style-name="ce266"/>
        <table:table-column table:style-name="co18" table:default-cell-style-name="ce266"/>
        <table:table-column table:style-name="co19" table:default-cell-style-name="ce266"/>
        <table:table-column table:style-name="co13" table:default-cell-style-name="ce266"/>
        <table:table-column table:style-name="co20" table:number-columns-repeated="27" table:default-cell-style-name="ce266"/>
        <table:table-column table:style-name="co20" table:default-cell-style-name="ce317"/>
        <table:table-row table:style-name="ro1">
          <table:table-cell table:style-name="ce246" table:number-columns-repeated="3"/>
          <table:table-cell table:number-columns-repeated="2" table:style-name="ce272" office:value-type="string" calcext:value-type="string">
            <text:p>J8</text:p>
          </table:table-cell>
          <table:table-cell table:style-name="ce275"/>
          <table:table-cell table:style-name="ce281"/>
          <table:table-cell table:style-name="ce291"/>
          <table:table-cell table:style-name="ce281"/>
          <table:table-cell table:style-name="ce304" office:value-type="string" calcext:value-type="string">
            <text:p>ssd1289</text:p>
          </table:table-cell>
          <table:table-cell table:style-name="ce311" table:number-columns-repeated="2"/>
          <table:table-cell table:style-name="ce281"/>
          <table:table-cell table:number-columns-repeated="51"/>
        </table:table-row>
        <table:table-row table:style-name="ro1">
          <table:table-cell table:style-name="ce247" office:value-type="string" calcext:value-type="string">
            <text:p>3.3v</text:p>
          </table:table-cell>
          <table:table-cell table:style-name="ce263"/>
          <table:table-cell table:style-name="ce247" office:value-type="string" calcext:value-type="string">
            <text:p>3.3v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2" calcext:value-type="float">
            <text:p>2</text:p>
          </table:table-cell>
          <table:table-cell table:style-name="ce276" office:value-type="string" calcext:value-type="string">
            <text:p>5v</text:p>
          </table:table-cell>
          <table:table-cell table:style-name="ce282"/>
          <table:table-cell table:style-name="ce292"/>
          <table:table-cell table:style-name="ce303"/>
          <table:table-cell table:style-name="ce255" office:value-type="string" calcext:value-type="string">
            <text:p>d0</text:p>
          </table:table-cell>
          <table:table-cell table:style-name="ce273" office:value-type="float" office:value="21" calcext:value-type="float">
            <text:p>21</text:p>
          </table:table-cell>
          <table:table-cell table:style-name="ce273" office:value-type="float" office:value="1" calcext:value-type="float">
            <text:p>1</text:p>
          </table:table-cell>
          <table:table-cell table:style-name="ce280" office:value-type="string" calcext:value-type="string">
            <text:p>0v</text:p>
          </table:table-cell>
          <table:table-cell table:style-name="ce258"/>
          <table:table-cell table:style-name="ce318"/>
          <table:table-cell table:style-name="ce268"/>
          <table:table-cell table:style-name="ce317" table:number-columns-repeated="5"/>
          <table:table-cell table:number-columns-repeated="43"/>
        </table:table-row>
        <table:table-row table:style-name="ro1">
          <table:table-cell table:style-name="ce248" office:value-type="string" calcext:value-type="string">
            <text:p>d2</text:p>
          </table:table-cell>
          <table:table-cell table:style-name="ce264" office:value-type="string" calcext:value-type="string">
            <text:p>Gpio 2</text:p>
          </table:table-cell>
          <table:table-cell table:style-name="ce263" office:value-type="string" calcext:value-type="string">
            <text:p>sda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4" calcext:value-type="float">
            <text:p>4</text:p>
          </table:table-cell>
          <table:table-cell table:style-name="ce276" office:value-type="string" calcext:value-type="string">
            <text:p>5v</text:p>
          </table:table-cell>
          <table:table-cell table:style-name="ce282"/>
          <table:table-cell table:style-name="ce293" office:value-type="string" calcext:value-type="string">
            <text:p>5v</text:p>
          </table:table-cell>
          <table:table-cell table:style-name="ce303"/>
          <table:table-cell table:style-name="ce257" office:value-type="string" calcext:value-type="string">
            <text:p>d1</text:p>
          </table:table-cell>
          <table:table-cell table:style-name="ce273" office:value-type="float" office:value="22" calcext:value-type="float">
            <text:p>22</text:p>
          </table:table-cell>
          <table:table-cell table:style-name="ce273" office:value-type="float" office:value="2" calcext:value-type="float">
            <text:p>2</text:p>
          </table:table-cell>
          <table:table-cell table:style-name="ce293" office:value-type="string" calcext:value-type="string">
            <text:p>5v</text:p>
          </table:table-cell>
          <table:table-cell table:style-name="ce309"/>
          <table:table-cell table:style-name="ce317" table:number-columns-repeated="7"/>
          <table:table-cell table:number-columns-repeated="3"/>
          <table:table-cell table:style-name="ce317"/>
          <table:table-cell table:style-name="ce270" office:value-type="string" calcext:value-type="string">
            <text:p>0v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2" calcext:value-type="float">
            <text:p>2</text:p>
          </table:table-cell>
          <table:table-cell table:style-name="ce290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249" office:value-type="string" calcext:value-type="string">
            <text:p>d3</text:p>
          </table:table-cell>
          <table:table-cell table:style-name="ce264" office:value-type="string" calcext:value-type="string">
            <text:p>Gpio 3</text:p>
          </table:table-cell>
          <table:table-cell table:style-name="ce263" office:value-type="string" calcext:value-type="string">
            <text:p>sclk</text:p>
          </table:table-cell>
          <table:table-cell table:style-name="ce273" office:value-type="float" office:value="5" calcext:value-type="float">
            <text:p>5</text:p>
          </table:table-cell>
          <table:table-cell table:style-name="ce273" office:value-type="float" office:value="6" calcext:value-type="float">
            <text:p>6</text:p>
          </table:table-cell>
          <table:table-cell table:style-name="ce277" office:value-type="string" calcext:value-type="string">
            <text:p>0v</text:p>
          </table:table-cell>
          <table:table-cell table:style-name="ce282"/>
          <table:table-cell table:style-name="ce280" office:value-type="string" calcext:value-type="string">
            <text:p>0v</text:p>
          </table:table-cell>
          <table:table-cell table:style-name="ce303"/>
          <table:table-cell table:style-name="ce248" office:value-type="string" calcext:value-type="string">
            <text:p>d2</text:p>
          </table:table-cell>
          <table:table-cell table:style-name="ce273" office:value-type="float" office:value="23" calcext:value-type="float">
            <text:p>23</text:p>
          </table:table-cell>
          <table:table-cell table:style-name="ce273" office:value-type="float" office:value="3" calcext:value-type="float">
            <text:p>3</text:p>
          </table:table-cell>
          <table:table-cell table:style-name="ce252"/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47" office:value-type="string" calcext:value-type="string">
            <text:p>3.3v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4" calcext:value-type="float">
            <text:p>4</text:p>
          </table:table-cell>
          <table:table-cell table:style-name="ce29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251" office:value-type="string" calcext:value-type="string">
            <text:p>d4</text:p>
          </table:table-cell>
          <table:table-cell table:style-name="ce264" office:value-type="string" calcext:value-type="string">
            <text:p>Gpio 4</text:p>
          </table:table-cell>
          <table:table-cell table:style-name="ce269"/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78" office:value-type="string" calcext:value-type="string">
            <text:p>txd</text:p>
          </table:table-cell>
          <table:table-cell table:style-name="ce283" office:value-type="string" calcext:value-type="string">
            <text:p>gpio 14</text:p>
          </table:table-cell>
          <table:table-cell table:style-name="ce294" office:value-type="string" calcext:value-type="string">
            <text:p>d14</text:p>
          </table:table-cell>
          <table:table-cell table:style-name="ce303"/>
          <table:table-cell table:style-name="ce249" office:value-type="string" calcext:value-type="string">
            <text:p>d3</text:p>
          </table:table-cell>
          <table:table-cell table:style-name="ce273" office:value-type="float" office:value="24" calcext:value-type="float">
            <text:p>24</text:p>
          </table:table-cell>
          <table:table-cell table:style-name="ce273" office:value-type="float" office:value="4" calcext:value-type="float">
            <text:p>4</text:p>
          </table:table-cell>
          <table:table-cell table:style-name="ce297" office:value-type="string" calcext:value-type="string">
            <text:p>rs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305" office:value-type="string" calcext:value-type="string">
            <text:p>rs</text:p>
          </table:table-cell>
          <table:table-cell table:style-name="ce273" office:value-type="float" office:value="5" calcext:value-type="float">
            <text:p>5</text:p>
          </table:table-cell>
          <table:table-cell table:style-name="ce273" office:value-type="float" office:value="6" calcext:value-type="float">
            <text:p>6</text:p>
          </table:table-cell>
          <table:table-cell table:style-name="ce312" office:value-type="string" calcext:value-type="string">
            <text:p>wr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2"/>
          <table:table-cell table:style-name="ce263"/>
          <table:table-cell table:style-name="ce270" office:value-type="string" calcext:value-type="string">
            <text:p>0v</text:p>
          </table:table-cell>
          <table:table-cell table:style-name="ce273" office:value-type="float" office:value="9" calcext:value-type="float">
            <text:p>9</text:p>
          </table:table-cell>
          <table:table-cell table:style-name="ce273" office:value-type="float" office:value="10" calcext:value-type="float">
            <text:p>10</text:p>
          </table:table-cell>
          <table:table-cell table:style-name="ce278" office:value-type="string" calcext:value-type="string">
            <text:p>rxd</text:p>
          </table:table-cell>
          <table:table-cell table:style-name="ce283" office:value-type="string" calcext:value-type="string">
            <text:p>gpio 15</text:p>
          </table:table-cell>
          <table:table-cell table:style-name="ce295" office:value-type="string" calcext:value-type="string">
            <text:p>d15</text:p>
          </table:table-cell>
          <table:table-cell table:style-name="ce303"/>
          <table:table-cell table:style-name="ce251" office:value-type="string" calcext:value-type="string">
            <text:p>d4</text:p>
          </table:table-cell>
          <table:table-cell table:style-name="ce273" office:value-type="float" office:value="25" calcext:value-type="float">
            <text:p>25</text:p>
          </table:table-cell>
          <table:table-cell table:style-name="ce273" office:value-type="float" office:value="5" calcext:value-type="float">
            <text:p>5</text:p>
          </table:table-cell>
          <table:table-cell table:style-name="ce312" office:value-type="string" calcext:value-type="string">
            <text:p>wr</text:p>
          </table:table-cell>
          <table:table-cell/>
          <table:table-cell table:style-name="ce317" table:number-columns-repeated="7"/>
          <table:table-cell table:number-columns-repeated="3"/>
          <table:table-cell table:style-name="Default"/>
          <table:table-cell table:style-name="ce254" office:value-type="string" calcext:value-type="string">
            <text:p>rd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98" office:value-type="string" calcext:value-type="string">
            <text:p>reset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3" office:value-type="string" calcext:value-type="string">
            <text:p>wr</text:p>
          </table:table-cell>
          <table:table-cell table:style-name="ce264" office:value-type="string" calcext:value-type="string">
            <text:p>gpio 17</text:p>
          </table:table-cell>
          <table:table-cell table:style-name="ce263" office:value-type="string" calcext:value-type="string">
            <text:p>ce1</text:p>
          </table:table-cell>
          <table:table-cell table:style-name="ce273" office:value-type="float" office:value="11" calcext:value-type="float">
            <text:p>11</text:p>
          </table:table-cell>
          <table:table-cell table:style-name="ce273" office:value-type="float" office:value="12" calcext:value-type="float">
            <text:p>12</text:p>
          </table:table-cell>
          <table:table-cell table:style-name="ce278" office:value-type="string" calcext:value-type="string">
            <text:p>ce0</text:p>
          </table:table-cell>
          <table:table-cell table:style-name="ce283" office:value-type="string" calcext:value-type="string">
            <text:p>gpio 18</text:p>
          </table:table-cell>
          <table:table-cell table:style-name="ce292"/>
          <table:table-cell table:style-name="ce303"/>
          <table:table-cell table:style-name="ce258" office:value-type="string" calcext:value-type="string">
            <text:p>d5</text:p>
          </table:table-cell>
          <table:table-cell table:style-name="ce273" office:value-type="float" office:value="26" calcext:value-type="float">
            <text:p>26</text:p>
          </table:table-cell>
          <table:table-cell table:style-name="ce273" office:value-type="float" office:value="6" calcext:value-type="float">
            <text:p>6</text:p>
          </table:table-cell>
          <table:table-cell table:style-name="ce266" office:value-type="string" calcext:value-type="string">
            <text:p>rd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55" office:value-type="string" calcext:value-type="string">
            <text:p>d0</text:p>
          </table:table-cell>
          <table:table-cell table:style-name="ce273" office:value-type="float" office:value="9" calcext:value-type="float">
            <text:p>9</text:p>
          </table:table-cell>
          <table:table-cell table:style-name="ce273" office:value-type="float" office:value="10" calcext:value-type="float">
            <text:p>10</text:p>
          </table:table-cell>
          <table:table-cell table:style-name="ce314" office:value-type="string" calcext:value-type="string">
            <text:p>d1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1" office:value-type="string" calcext:value-type="string">
            <text:p>back</text:p>
          </table:table-cell>
          <table:table-cell table:style-name="ce264" office:value-type="string" calcext:value-type="string">
            <text:p>gpio 27</text:p>
          </table:table-cell>
          <table:table-cell table:style-name="ce269"/>
          <table:table-cell table:style-name="ce273" office:value-type="float" office:value="13" calcext:value-type="float">
            <text:p>13</text:p>
          </table:table-cell>
          <table:table-cell table:style-name="ce273" office:value-type="float" office:value="14" calcext:value-type="float">
            <text:p>14</text:p>
          </table:table-cell>
          <table:table-cell table:style-name="ce277" office:value-type="string" calcext:value-type="string">
            <text:p>0v</text:p>
          </table:table-cell>
          <table:table-cell table:style-name="ce282"/>
          <table:table-cell table:style-name="ce292"/>
          <table:table-cell table:style-name="ce303"/>
          <table:table-cell table:style-name="ce259" office:value-type="string" calcext:value-type="string">
            <text:p>d6</text:p>
          </table:table-cell>
          <table:table-cell table:style-name="ce273" office:value-type="float" office:value="27" calcext:value-type="float">
            <text:p>27</text:p>
          </table:table-cell>
          <table:table-cell table:style-name="ce273" office:value-type="float" office:value="7" calcext:value-type="float">
            <text:p>7</text:p>
          </table:table-cell>
          <table:table-cell table:style-name="ce312" office:value-type="string" calcext:value-type="string">
            <text:p>d8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48" office:value-type="string" calcext:value-type="string">
            <text:p>d2</text:p>
          </table:table-cell>
          <table:table-cell table:style-name="ce273" office:value-type="float" office:value="11" calcext:value-type="float">
            <text:p>11</text:p>
          </table:table-cell>
          <table:table-cell table:style-name="ce273" office:value-type="float" office:value="12" calcext:value-type="float">
            <text:p>12</text:p>
          </table:table-cell>
          <table:table-cell table:style-name="ce316" office:value-type="string" calcext:value-type="string">
            <text:p>d3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4" office:value-type="string" calcext:value-type="string">
            <text:p>rd</text:p>
          </table:table-cell>
          <table:table-cell table:style-name="ce264" office:value-type="string" calcext:value-type="string">
            <text:p>gpio 22</text:p>
          </table:table-cell>
          <table:table-cell table:style-name="ce269"/>
          <table:table-cell table:style-name="ce273" office:value-type="float" office:value="15" calcext:value-type="float">
            <text:p>15</text:p>
          </table:table-cell>
          <table:table-cell table:style-name="ce273" office:value-type="float" office:value="16" calcext:value-type="float">
            <text:p>16</text:p>
          </table:table-cell>
          <table:table-cell table:style-name="ce279"/>
          <table:table-cell table:style-name="ce283" office:value-type="string" calcext:value-type="string">
            <text:p>gpio 23</text:p>
          </table:table-cell>
          <table:table-cell table:style-name="ce296" office:value-type="string" calcext:value-type="string">
            <text:p>cs</text:p>
          </table:table-cell>
          <table:table-cell table:style-name="ce303"/>
          <table:table-cell table:style-name="ce305" office:value-type="string" calcext:value-type="string">
            <text:p>d7</text:p>
          </table:table-cell>
          <table:table-cell table:style-name="ce273" office:value-type="float" office:value="28" calcext:value-type="float">
            <text:p>28</text:p>
          </table:table-cell>
          <table:table-cell table:style-name="ce273" office:value-type="float" office:value="8" calcext:value-type="float">
            <text:p>8</text:p>
          </table:table-cell>
          <table:table-cell table:style-name="ce287" office:value-type="string" calcext:value-type="string">
            <text:p>d9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51" office:value-type="string" calcext:value-type="string">
            <text:p>d4</text:p>
          </table:table-cell>
          <table:table-cell table:style-name="ce273" office:value-type="float" office:value="13" calcext:value-type="float">
            <text:p>13</text:p>
          </table:table-cell>
          <table:table-cell table:style-name="ce273" office:value-type="float" office:value="14" calcext:value-type="float">
            <text:p>14</text:p>
          </table:table-cell>
          <table:table-cell table:style-name="ce296" office:value-type="string" calcext:value-type="string">
            <text:p>d5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2"/>
          <table:table-cell table:style-name="ce263"/>
          <table:table-cell table:style-name="ce247" office:value-type="string" calcext:value-type="string">
            <text:p>3.3v</text:p>
          </table:table-cell>
          <table:table-cell table:style-name="ce27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9"/>
          <table:table-cell table:style-name="ce283" office:value-type="string" calcext:value-type="string">
            <text:p>gpio 24</text:p>
          </table:table-cell>
          <table:table-cell table:style-name="ce297" office:value-type="string" calcext:value-type="string">
            <text:p>rs</text:p>
          </table:table-cell>
          <table:table-cell table:style-name="ce303"/>
          <table:table-cell table:style-name="ce306" office:value-type="string" calcext:value-type="string">
            <text:p>t sclk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9" calcext:value-type="float">
            <text:p>9</text:p>
          </table:table-cell>
          <table:table-cell table:style-name="ce313" office:value-type="string" calcext:value-type="string">
            <text:p>d10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59" office:value-type="string" calcext:value-type="string">
            <text:p>d6</text:p>
          </table:table-cell>
          <table:table-cell table:style-name="ce273" office:value-type="float" office:value="15" calcext:value-type="float">
            <text:p>15</text:p>
          </table:table-cell>
          <table:table-cell table:style-name="ce273" office:value-type="float" office:value="16" calcext:value-type="float">
            <text:p>16</text:p>
          </table:table-cell>
          <table:table-cell table:style-name="ce297" office:value-type="string" calcext:value-type="string">
            <text:p>d7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5" office:value-type="string" calcext:value-type="string">
            <text:p>d10</text:p>
          </table:table-cell>
          <table:table-cell table:style-name="ce264" office:value-type="string" calcext:value-type="string">
            <text:p>gpio 10</text:p>
          </table:table-cell>
          <table:table-cell table:style-name="ce263" office:value-type="string" calcext:value-type="string">
            <text:p>Mosi</text:p>
          </table:table-cell>
          <table:table-cell table:style-name="ce273" office:value-type="float" office:value="19" calcext:value-type="float">
            <text:p>19</text:p>
          </table:table-cell>
          <table:table-cell table:style-name="ce273" office:value-type="float" office:value="20" calcext:value-type="float">
            <text:p>20</text:p>
          </table:table-cell>
          <table:table-cell table:style-name="ce277" office:value-type="string" calcext:value-type="string">
            <text:p>0v</text:p>
          </table:table-cell>
          <table:table-cell table:style-name="ce282"/>
          <table:table-cell table:style-name="ce292"/>
          <table:table-cell table:style-name="ce303"/>
          <table:table-cell table:style-name="ce305" office:value-type="string" calcext:value-type="string">
            <text:p>t cs</text:p>
          </table:table-cell>
          <table:table-cell table:style-name="ce273" office:value-type="float" office:value="30" calcext:value-type="float">
            <text:p>30</text:p>
          </table:table-cell>
          <table:table-cell table:style-name="ce273" office:value-type="float" office:value="10" calcext:value-type="float">
            <text:p>10</text:p>
          </table:table-cell>
          <table:table-cell table:style-name="ce314" office:value-type="string" calcext:value-type="string">
            <text:p>d11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53" office:value-type="string" calcext:value-type="string">
            <text:p>d8</text:p>
          </table:table-cell>
          <table:table-cell table:style-name="ce27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87" office:value-type="string" calcext:value-type="string">
            <text:p>d9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6" office:value-type="string" calcext:value-type="string">
            <text:p>d9</text:p>
          </table:table-cell>
          <table:table-cell table:style-name="ce264" office:value-type="string" calcext:value-type="string">
            <text:p>Gpio 9</text:p>
          </table:table-cell>
          <table:table-cell table:style-name="ce263" office:value-type="string" calcext:value-type="string">
            <text:p>Miso</text:p>
          </table:table-cell>
          <table:table-cell table:style-name="ce273" office:value-type="float" office:value="21" calcext:value-type="float">
            <text:p>21</text:p>
          </table:table-cell>
          <table:table-cell table:style-name="ce273" office:value-type="float" office:value="22" calcext:value-type="float">
            <text:p>22</text:p>
          </table:table-cell>
          <table:table-cell table:style-name="ce279"/>
          <table:table-cell table:style-name="ce283" office:value-type="string" calcext:value-type="string">
            <text:p>gpio 25</text:p>
          </table:table-cell>
          <table:table-cell table:style-name="ce298" office:value-type="string" calcext:value-type="string">
            <text:p>reset</text:p>
          </table:table-cell>
          <table:table-cell table:style-name="ce303"/>
          <table:table-cell table:style-name="ce257" office:value-type="string" calcext:value-type="string">
            <text:p>t mosi</text:p>
          </table:table-cell>
          <table:table-cell table:style-name="ce273" office:value-type="float" office:value="31" calcext:value-type="float">
            <text:p>31</text:p>
          </table:table-cell>
          <table:table-cell table:style-name="ce273" office:value-type="float" office:value="11" calcext:value-type="float">
            <text:p>11</text:p>
          </table:table-cell>
          <table:table-cell table:style-name="ce315" office:value-type="string" calcext:value-type="string">
            <text:p>d12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55" office:value-type="string" calcext:value-type="string">
            <text:p>d10</text:p>
          </table:table-cell>
          <table:table-cell table:style-name="ce273" office:value-type="float" office:value="19" calcext:value-type="float">
            <text:p>19</text:p>
          </table:table-cell>
          <table:table-cell table:style-name="ce273" office:value-type="float" office:value="20" calcext:value-type="float">
            <text:p>20</text:p>
          </table:table-cell>
          <table:table-cell table:style-name="ce314" office:value-type="string" calcext:value-type="string">
            <text:p>d11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7" office:value-type="string" calcext:value-type="string">
            <text:p>d11</text:p>
          </table:table-cell>
          <table:table-cell table:style-name="ce264" office:value-type="string" calcext:value-type="string">
            <text:p>gpio 11</text:p>
          </table:table-cell>
          <table:table-cell table:style-name="ce263" office:value-type="string" calcext:value-type="string">
            <text:p>Sclk</text:p>
          </table:table-cell>
          <table:table-cell table:style-name="ce273" office:value-type="float" office:value="23" calcext:value-type="float">
            <text:p>23</text:p>
          </table:table-cell>
          <table:table-cell table:style-name="ce273" office:value-type="float" office:value="24" calcext:value-type="float">
            <text:p>24</text:p>
          </table:table-cell>
          <table:table-cell table:style-name="ce278" office:value-type="string" calcext:value-type="string">
            <text:p>Ce0</text:p>
          </table:table-cell>
          <table:table-cell table:style-name="ce283" office:value-type="string" calcext:value-type="string">
            <text:p>gpio 8</text:p>
          </table:table-cell>
          <table:table-cell table:style-name="ce299" office:value-type="string" calcext:value-type="string">
            <text:p>d8</text:p>
          </table:table-cell>
          <table:table-cell table:style-name="ce303"/>
          <table:table-cell table:style-name="ce307" office:value-type="string" calcext:value-type="string">
            <text:p>t busy</text:p>
          </table:table-cell>
          <table:table-cell table:style-name="ce273" office:value-type="float" office:value="32" calcext:value-type="float">
            <text:p>32</text:p>
          </table:table-cell>
          <table:table-cell table:style-name="ce273" office:value-type="float" office:value="12" calcext:value-type="float">
            <text:p>12</text:p>
          </table:table-cell>
          <table:table-cell table:style-name="ce316" office:value-type="string" calcext:value-type="string">
            <text:p>d13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48" office:value-type="string" calcext:value-type="string">
            <text:p>d12</text:p>
          </table:table-cell>
          <table:table-cell table:style-name="ce273" office:value-type="float" office:value="21" calcext:value-type="float">
            <text:p>21</text:p>
          </table:table-cell>
          <table:table-cell table:style-name="ce273" office:value-type="float" office:value="22" calcext:value-type="float">
            <text:p>22</text:p>
          </table:table-cell>
          <table:table-cell table:style-name="ce316" office:value-type="string" calcext:value-type="string">
            <text:p>d13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2"/>
          <table:table-cell table:style-name="ce263"/>
          <table:table-cell table:style-name="ce270" office:value-type="string" calcext:value-type="string">
            <text:p>0v</text:p>
          </table:table-cell>
          <table:table-cell table:style-name="ce273" office:value-type="float" office:value="25" calcext:value-type="float">
            <text:p>25</text:p>
          </table:table-cell>
          <table:table-cell table:style-name="ce273" office:value-type="float" office:value="26" calcext:value-type="float">
            <text:p>26</text:p>
          </table:table-cell>
          <table:table-cell table:style-name="ce278" office:value-type="string" calcext:value-type="string">
            <text:p>Ce1</text:p>
          </table:table-cell>
          <table:table-cell table:style-name="ce283" office:value-type="string" calcext:value-type="string">
            <text:p>gpio 7</text:p>
          </table:table-cell>
          <table:table-cell table:style-name="ce300" office:value-type="string" calcext:value-type="string">
            <text:p>d7</text:p>
          </table:table-cell>
          <table:table-cell table:style-name="ce303"/>
          <table:table-cell table:style-name="ce251" office:value-type="string" calcext:value-type="string">
            <text:p>t miso</text:p>
          </table:table-cell>
          <table:table-cell table:style-name="ce273" office:value-type="float" office:value="33" calcext:value-type="float">
            <text:p>33</text:p>
          </table:table-cell>
          <table:table-cell table:style-name="ce273" office:value-type="float" office:value="13" calcext:value-type="float">
            <text:p>13</text:p>
          </table:table-cell>
          <table:table-cell table:style-name="ce284" office:value-type="string" calcext:value-type="string">
            <text:p>d14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51" office:value-type="string" calcext:value-type="string">
            <text:p>d14</text:p>
          </table:table-cell>
          <table:table-cell table:style-name="ce273" office:value-type="float" office:value="23" calcext:value-type="float">
            <text:p>23</text:p>
          </table:table-cell>
          <table:table-cell table:style-name="ce273" office:value-type="float" office:value="24" calcext:value-type="float">
            <text:p>24</text:p>
          </table:table-cell>
          <table:table-cell table:style-name="ce296" office:value-type="string" calcext:value-type="string">
            <text:p>d15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5" office:value-type="string" calcext:value-type="string">
            <text:p>d0</text:p>
          </table:table-cell>
          <table:table-cell table:style-name="ce264" office:value-type="string" calcext:value-type="string">
            <text:p><text:span text:style-name="T1">Gpio </text:span>0</text:p>
          </table:table-cell>
          <table:table-cell table:style-name="ce263" office:value-type="string" calcext:value-type="string">
            <text:p>id_sd</text:p>
          </table:table-cell>
          <table:table-cell table:style-name="ce273" office:value-type="float" office:value="27" calcext:value-type="float">
            <text:p>27</text:p>
          </table:table-cell>
          <table:table-cell table:style-name="ce273" office:value-type="float" office:value="28" calcext:value-type="float">
            <text:p>28</text:p>
          </table:table-cell>
          <table:table-cell table:style-name="ce278" office:value-type="string" calcext:value-type="string">
            <text:p>id_sc</text:p>
          </table:table-cell>
          <table:table-cell table:style-name="ce283" office:value-type="string" calcext:value-type="string">
            <text:p>gpio 1</text:p>
          </table:table-cell>
          <table:table-cell table:style-name="ce301" office:value-type="string" calcext:value-type="string">
            <text:p>d1</text:p>
          </table:table-cell>
          <table:table-cell table:style-name="ce303"/>
          <table:table-cell table:style-name="ce254" office:value-type="string" calcext:value-type="string">
            <text:p>t pirq</text:p>
          </table:table-cell>
          <table:table-cell table:style-name="ce273" office:value-type="float" office:value="34" calcext:value-type="float">
            <text:p>34</text:p>
          </table:table-cell>
          <table:table-cell table:style-name="ce273" office:value-type="float" office:value="14" calcext:value-type="float">
            <text:p>14</text:p>
          </table:table-cell>
          <table:table-cell table:style-name="ce296" office:value-type="string" calcext:value-type="string">
            <text:p>d15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70" office:value-type="string" calcext:value-type="string">
            <text:p>0v</text:p>
          </table:table-cell>
          <table:table-cell table:style-name="ce273" office:value-type="float" office:value="25" calcext:value-type="float">
            <text:p>25</text:p>
          </table:table-cell>
          <table:table-cell table:style-name="ce273" office:value-type="float" office:value="26" calcext:value-type="float">
            <text:p>26</text:p>
          </table:table-cell>
          <table:table-cell table:style-name="ce336" office:value-type="string" calcext:value-type="string">
            <text:p>tp yd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8" office:value-type="string" calcext:value-type="string">
            <text:p>d5</text:p>
          </table:table-cell>
          <table:table-cell table:style-name="ce264" office:value-type="string" calcext:value-type="string">
            <text:p>gpio 5</text:p>
          </table:table-cell>
          <table:table-cell table:style-name="ce269"/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80" office:value-type="string" calcext:value-type="string">
            <text:p>0v</text:p>
          </table:table-cell>
          <table:table-cell table:style-name="ce282"/>
          <table:table-cell table:style-name="ce292"/>
          <table:table-cell table:style-name="ce303"/>
          <table:table-cell table:style-name="ce252"/>
          <table:table-cell table:style-name="ce273" office:value-type="float" office:value="35" calcext:value-type="float">
            <text:p>35</text:p>
          </table:table-cell>
          <table:table-cell table:style-name="ce273" office:value-type="float" office:value="15" calcext:value-type="float">
            <text:p>15</text:p>
          </table:table-cell>
          <table:table-cell table:style-name="ce296" office:value-type="string" calcext:value-type="string">
            <text:p>cs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56" office:value-type="string" calcext:value-type="string">
            <text:p>tp xl</text:p>
          </table:table-cell>
          <table:table-cell table:style-name="ce273" office:value-type="float" office:value="27" calcext:value-type="float">
            <text:p>27</text:p>
          </table:table-cell>
          <table:table-cell table:style-name="ce273" office:value-type="float" office:value="28" calcext:value-type="float">
            <text:p>28</text:p>
          </table:table-cell>
          <table:table-cell table:style-name="ce302" office:value-type="string" calcext:value-type="string">
            <text:p>tp yu</text:p>
          </table:table-cell>
          <table:table-cell table:style-name="ce302"/>
          <table:table-cell table:number-columns-repeated="34"/>
        </table:table-row>
        <table:table-row table:style-name="ro1">
          <table:table-cell table:style-name="ce259" office:value-type="string" calcext:value-type="string">
            <text:p>d6</text:p>
          </table:table-cell>
          <table:table-cell table:style-name="ce264" office:value-type="string" calcext:value-type="string">
            <text:p>gpio 6</text:p>
          </table:table-cell>
          <table:table-cell table:style-name="ce269"/>
          <table:table-cell table:style-name="ce273" office:value-type="float" office:value="31" calcext:value-type="float">
            <text:p>31</text:p>
          </table:table-cell>
          <table:table-cell table:style-name="ce273" office:value-type="float" office:value="32" calcext:value-type="float">
            <text:p>32</text:p>
          </table:table-cell>
          <table:table-cell table:style-name="ce279"/>
          <table:table-cell table:style-name="ce283" office:value-type="string" calcext:value-type="string">
            <text:p>gpio 12</text:p>
          </table:table-cell>
          <table:table-cell table:style-name="ce290" office:value-type="string" calcext:value-type="string">
            <text:p>d12</text:p>
          </table:table-cell>
          <table:table-cell table:style-name="ce303"/>
          <table:table-cell table:style-name="ce252"/>
          <table:table-cell table:style-name="ce273" office:value-type="float" office:value="36" calcext:value-type="float">
            <text:p>36</text:p>
          </table:table-cell>
          <table:table-cell table:style-name="ce273" office:value-type="float" office:value="16" calcext:value-type="float">
            <text:p>16</text:p>
          </table:table-cell>
          <table:table-cell table:number-columns-repeated="2"/>
          <table:table-cell table:style-name="ce317" table:number-columns-repeated="7"/>
          <table:table-cell table:number-columns-repeated="3"/>
          <table:table-cell table:style-name="ce317"/>
          <table:table-cell table:style-name="ce256" office:value-type="string" calcext:value-type="string">
            <text:p>tp xr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302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249" office:value-type="string" calcext:value-type="string">
            <text:p>d13</text:p>
          </table:table-cell>
          <table:table-cell table:style-name="ce264" office:value-type="string" calcext:value-type="string">
            <text:p>gpio 13</text:p>
          </table:table-cell>
          <table:table-cell table:style-name="ce269"/>
          <table:table-cell table:style-name="ce273" office:value-type="float" office:value="33" calcext:value-type="float">
            <text:p>33</text:p>
          </table:table-cell>
          <table:table-cell table:style-name="ce273" office:value-type="float" office:value="34" calcext:value-type="float">
            <text:p>34</text:p>
          </table:table-cell>
          <table:table-cell table:style-name="ce280" office:value-type="string" calcext:value-type="string">
            <text:p>0v</text:p>
          </table:table-cell>
          <table:table-cell table:style-name="ce282"/>
          <table:table-cell table:style-name="ce292"/>
          <table:table-cell table:style-name="ce303"/>
          <table:table-cell table:style-name="ce252"/>
          <table:table-cell table:style-name="ce273" office:value-type="float" office:value="37" calcext:value-type="float">
            <text:p>37</text:p>
          </table:table-cell>
          <table:table-cell table:style-name="ce273" office:value-type="float" office:value="17" calcext:value-type="float">
            <text:p>17</text:p>
          </table:table-cell>
          <table:table-cell table:style-name="ce298" office:value-type="string" calcext:value-type="string">
            <text:p>reset</text:p>
          </table:table-cell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61" office:value-type="string" calcext:value-type="string">
            <text:p>led -</text:p>
          </table:table-cell>
          <table:table-cell table:style-name="ce273" office:value-type="float" office:value="31" calcext:value-type="float">
            <text:p>31</text:p>
          </table:table-cell>
          <table:table-cell table:style-name="ce273" office:value-type="float" office:value="32" calcext:value-type="float">
            <text:p>32</text:p>
          </table:table-cell>
          <table:table-cell table:style-name="ce252"/>
          <table:table-cell table:style-name="ce338"/>
          <table:table-cell table:number-columns-repeated="34"/>
        </table:table-row>
        <table:table-row table:style-name="ro1">
          <table:table-cell table:style-name="ce260" office:value-type="string" calcext:value-type="string">
            <text:p>Tmiso</text:p>
          </table:table-cell>
          <table:table-cell table:style-name="ce264" office:value-type="string" calcext:value-type="string">
            <text:p>Gpio 19</text:p>
          </table:table-cell>
          <table:table-cell table:style-name="ce263" office:value-type="string" calcext:value-type="string">
            <text:p>miso</text:p>
          </table:table-cell>
          <table:table-cell table:style-name="ce273" office:value-type="float" office:value="35" calcext:value-type="float">
            <text:p>35</text:p>
          </table:table-cell>
          <table:table-cell table:style-name="ce273" office:value-type="float" office:value="36" calcext:value-type="float">
            <text:p>36</text:p>
          </table:table-cell>
          <table:table-cell table:style-name="ce278" office:value-type="string" calcext:value-type="string">
            <text:p>ce2</text:p>
          </table:table-cell>
          <table:table-cell table:style-name="ce283" office:value-type="string" calcext:value-type="string">
            <text:p>gpio 16</text:p>
          </table:table-cell>
          <table:table-cell table:style-name="ce285" office:value-type="string" calcext:value-type="string">
            <text:p>Tcs</text:p>
          </table:table-cell>
          <table:table-cell table:style-name="ce303"/>
          <table:table-cell table:style-name="ce252"/>
          <table:table-cell table:style-name="ce273" office:value-type="float" office:value="38" calcext:value-type="float">
            <text:p>38</text:p>
          </table:table-cell>
          <table:table-cell table:style-name="ce273" office:value-type="float" office:value="18" calcext:value-type="float">
            <text:p>18</text:p>
          </table:table-cell>
          <table:table-cell table:style-name="ce252"/>
          <table:table-cell/>
          <table:table-cell table:style-name="ce317" table:number-columns-repeated="7"/>
          <table:table-cell table:number-columns-repeated="3"/>
          <table:table-cell table:style-name="ce317"/>
          <table:table-cell table:style-name="ce261" office:value-type="string" calcext:value-type="string">
            <text:p>led -</text:p>
          </table:table-cell>
          <table:table-cell table:style-name="ce273" office:value-type="float" office:value="33" calcext:value-type="float">
            <text:p>33</text:p>
          </table:table-cell>
          <table:table-cell table:style-name="ce273" office:value-type="float" office:value="34" calcext:value-type="float">
            <text:p>34</text:p>
          </table:table-cell>
          <table:table-cell table:style-name="ce252"/>
          <table:table-cell table:style-name="ce338"/>
          <table:table-cell table:number-columns-repeated="34"/>
        </table:table-row>
        <table:table-row table:style-name="ro1">
          <table:table-cell table:style-name="ce259" office:value-type="string" calcext:value-type="string">
            <text:p>Tpirq</text:p>
          </table:table-cell>
          <table:table-cell table:style-name="ce264" office:value-type="string" calcext:value-type="string">
            <text:p>gpio 26</text:p>
          </table:table-cell>
          <table:table-cell table:style-name="ce269"/>
          <table:table-cell table:style-name="ce273" office:value-type="float" office:value="37" calcext:value-type="float">
            <text:p>37</text:p>
          </table:table-cell>
          <table:table-cell table:style-name="ce273" office:value-type="float" office:value="38" calcext:value-type="float">
            <text:p>38</text:p>
          </table:table-cell>
          <table:table-cell table:style-name="ce278" office:value-type="string" calcext:value-type="string">
            <text:p>mosi</text:p>
          </table:table-cell>
          <table:table-cell table:style-name="ce283" office:value-type="string" calcext:value-type="string">
            <text:p>gpio 20</text:p>
          </table:table-cell>
          <table:table-cell table:style-name="ce286" office:value-type="string" calcext:value-type="string">
            <text:p>Tmosi</text:p>
          </table:table-cell>
          <table:table-cell table:style-name="ce303"/>
          <table:table-cell table:style-name="ce252"/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19" calcext:value-type="float">
            <text:p>19</text:p>
          </table:table-cell>
          <table:table-cell table:style-name="ce290" office:value-type="string" calcext:value-type="string">
            <text:p>led+</text:p>
          </table:table-cell>
          <table:table-cell table:style-name="ce284"/>
          <table:table-cell table:style-name="ce317" table:number-columns-repeated="7"/>
          <table:table-cell table:number-columns-repeated="3"/>
          <table:table-cell table:style-name="ce317"/>
          <table:table-cell table:style-name="ce251" office:value-type="string" calcext:value-type="string">
            <text:p>back</text:p>
          </table:table-cell>
          <table:table-cell table:style-name="ce273" office:value-type="float" office:value="35" calcext:value-type="float">
            <text:p>35</text:p>
          </table:table-cell>
          <table:table-cell table:style-name="ce273" office:value-type="float" office:value="36" calcext:value-type="float">
            <text:p>36</text:p>
          </table:table-cell>
          <table:table-cell table:style-name="ce290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252"/>
          <table:table-cell table:style-name="ce265"/>
          <table:table-cell table:style-name="ce270" office:value-type="string" calcext:value-type="string">
            <text:p>0v</text:p>
          </table:table-cell>
          <table:table-cell table:style-name="ce27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8" office:value-type="string" calcext:value-type="string">
            <text:p>sclk</text:p>
          </table:table-cell>
          <table:table-cell table:style-name="ce283" office:value-type="string" calcext:value-type="string">
            <text:p>gpio 21</text:p>
          </table:table-cell>
          <table:table-cell table:style-name="ce284" office:value-type="string" calcext:value-type="string">
            <text:p>Tsck</text:p>
          </table:table-cell>
          <table:table-cell table:style-name="ce303"/>
          <table:table-cell table:style-name="ce252"/>
          <table:table-cell table:style-name="ce273" office:value-type="float" office:value="40" calcext:value-type="float">
            <text:p>40</text:p>
          </table:table-cell>
          <table:table-cell table:style-name="ce273" office:value-type="float" office:value="20" calcext:value-type="float">
            <text:p>20</text:p>
          </table:table-cell>
          <table:table-cell table:style-name="ce252"/>
          <table:table-cell table:number-columns-repeated="2"/>
          <table:table-cell table:style-name="ce273"/>
          <table:table-cell table:style-name="ce317" table:number-columns-repeated="4"/>
          <table:table-cell table:number-columns-repeated="4"/>
          <table:table-cell table:style-name="ce317"/>
          <table:table-cell table:style-name="ce270" office:value-type="string" calcext:value-type="string">
            <text:p>0v</text:p>
          </table:table-cell>
          <table:table-cell table:style-name="ce273" office:value-type="float" office:value="37" calcext:value-type="float">
            <text:p>37</text:p>
          </table:table-cell>
          <table:table-cell/>
          <table:table-cell table:style-name="ce302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302"/>
          <table:table-cell table:style-name="ce303"/>
          <table:table-cell table:number-columns-repeated="5"/>
          <table:table-cell table:style-name="ce317" table:number-columns-repeated="14"/>
          <table:table-cell table:number-columns-repeated="5"/>
          <table:table-cell table:style-name="ce317" table:number-columns-repeated="2"/>
          <table:table-cell table:number-columns-repeated="29"/>
        </table:table-row>
        <table:table-row table:style-name="ro1">
          <table:table-cell/>
          <table:table-cell table:style-name="ce267" office:value-type="string" calcext:value-type="string">
            <text:p>xt2046</text:p>
          </table:table-cell>
          <table:table-cell table:style-name="ce268" table:number-columns-repeated="5"/>
          <table:table-cell table:number-columns-repeated="2"/>
          <table:table-cell table:style-name="ce308" office:value-type="string" calcext:value-type="string">
            <text:p><text:span text:style-name="T2">ta7601</text:span> </text:p>
          </table:table-cell>
          <table:table-cell table:style-name="ce268" table:number-columns-repeated="2"/>
          <table:table-cell table:style-name="ce287"/>
          <table:table-cell table:style-name="ce268"/>
          <table:table-cell table:style-name="ce319" table:number-columns-repeated="2"/>
          <table:table-cell table:style-name="ce274"/>
          <table:table-cell table:style-name="ce322" office:value-type="string" calcext:value-type="string">
            <text:p>d13</text:p>
          </table:table-cell>
          <table:table-cell table:style-name="ce323" office:value-type="string" calcext:value-type="string">
            <text:p>d6</text:p>
          </table:table-cell>
          <table:table-cell table:style-name="ce325" office:value-type="string" calcext:value-type="string">
            <text:p>d5</text:p>
          </table:table-cell>
          <table:table-cell table:style-name="ce327" office:value-type="string" calcext:value-type="string">
            <text:p>d0</text:p>
          </table:table-cell>
          <table:table-cell table:style-name="ce319"/>
          <table:table-cell table:style-name="ce330" office:value-type="string" calcext:value-type="string">
            <text:p>d11</text:p>
          </table:table-cell>
          <table:table-cell table:style-name="ce274" office:value-type="string" calcext:value-type="string">
            <text:p>d9</text:p>
          </table:table-cell>
          <table:table-cell table:style-name="ce327" office:value-type="string" calcext:value-type="string">
            <text:p>d10</text:p>
          </table:table-cell>
          <table:table-cell table:style-name="ce319"/>
          <table:table-cell table:style-name="ce334" office:value-type="string" calcext:value-type="string">
            <text:p>rd</text:p>
          </table:table-cell>
          <table:table-cell table:style-name="ce335" office:value-type="string" calcext:value-type="string">
            <text:p>back</text:p>
          </table:table-cell>
          <table:table-cell table:style-name="ce337" office:value-type="string" calcext:value-type="string">
            <text:p>wr</text:p>
          </table:table-cell>
          <table:table-cell table:style-name="ce320" office:value-type="string" calcext:value-type="string">
            <text:p>0v</text:p>
          </table:table-cell>
          <table:table-cell table:style-name="ce335" office:value-type="string" calcext:value-type="string">
            <text:p>d4</text:p>
          </table:table-cell>
          <table:table-cell table:style-name="ce322" office:value-type="string" calcext:value-type="string">
            <text:p>d3</text:p>
          </table:table-cell>
          <table:table-cell table:style-name="ce341" office:value-type="string" calcext:value-type="string">
            <text:p>d2</text:p>
          </table:table-cell>
          <table:table-cell table:style-name="ce324" office:value-type="string" calcext:value-type="string">
            <text:p>3.3v</text:p>
          </table:table-cell>
          <table:table-cell table:style-name="ce319"/>
          <table:table-cell table:number-columns-repeated="29"/>
        </table:table-row>
        <table:table-row table:style-name="ro1">
          <table:table-cell table:style-name="ce262"/>
          <table:table-cell table:style-name="ce261"/>
          <table:table-cell table:style-name="ce247" office:value-type="string" calcext:value-type="string">
            <text:p>3.3v</text:p>
          </table:table-cell>
          <table:table-cell table:style-name="ce274" office:value-type="float" office:value="1" calcext:value-type="float">
            <text:p>1</text:p>
          </table:table-cell>
          <table:table-cell table:style-name="ce274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84" office:value-type="string" calcext:value-type="string">
            <text:p>sck</text:p>
          </table:table-cell>
          <table:table-cell table:number-columns-repeated="2"/>
          <table:table-cell table:style-name="ce247" office:value-type="string" calcext:value-type="string">
            <text:p>3.3v</text:p>
          </table:table-cell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80" office:value-type="string" calcext:value-type="string">
            <text:p>0v</text:p>
          </table:table-cell>
          <table:table-cell table:style-name="ce268"/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26</text:p>
          </table:table-cell>
          <table:table-cell table:style-name="ce321" office:value-type="string" calcext:value-type="string">
            <text:p>gpio19</text:p>
          </table:table-cell>
          <table:table-cell table:style-name="ce321" office:value-type="string" calcext:value-type="string">
            <text:p>gpio13</text:p>
          </table:table-cell>
          <table:table-cell table:style-name="ce321" office:value-type="string" calcext:value-type="string">
            <text:p>gpio6</text:p>
          </table:table-cell>
          <table:table-cell table:style-name="ce321" office:value-type="string" calcext:value-type="string">
            <text:p>gpio5</text:p>
          </table:table-cell>
          <table:table-cell table:style-name="ce321" office:value-type="string" calcext:value-type="string">
            <text:p><text:span text:style-name="T1">gpio</text:span>0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11</text:p>
          </table:table-cell>
          <table:table-cell table:style-name="ce321" office:value-type="string" calcext:value-type="string">
            <text:p>gpio9</text:p>
          </table:table-cell>
          <table:table-cell table:style-name="ce321" office:value-type="string" calcext:value-type="string">
            <text:p>gpio10</text:p>
          </table:table-cell>
          <table:table-cell table:style-name="ce324" office:value-type="string" calcext:value-type="string">
            <text:p>3.3v</text:p>
          </table:table-cell>
          <table:table-cell table:style-name="ce321" office:value-type="string" calcext:value-type="string">
            <text:p>gpio22</text:p>
          </table:table-cell>
          <table:table-cell table:style-name="ce321" office:value-type="string" calcext:value-type="string">
            <text:p>gpio27</text:p>
          </table:table-cell>
          <table:table-cell table:style-name="ce321" office:value-type="string" calcext:value-type="string">
            <text:p>gpio17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4</text:p>
          </table:table-cell>
          <table:table-cell table:style-name="ce321" office:value-type="string" calcext:value-type="string">
            <text:p>gpio3</text:p>
          </table:table-cell>
          <table:table-cell table:style-name="ce321" office:value-type="string" calcext:value-type="string">
            <text:p>gpio2</text:p>
          </table:table-cell>
          <table:table-cell table:style-name="ce324" office:value-type="string" calcext:value-type="string">
            <text:p>3.3v</text:p>
          </table:table-cell>
          <table:table-cell table:style-name="ce319"/>
          <table:table-cell table:style-name="ce317"/>
          <table:table-cell table:number-columns-repeated="28"/>
        </table:table-row>
        <table:table-row table:style-name="ro1">
          <table:table-cell/>
          <table:table-cell table:style-name="ce261"/>
          <table:table-cell table:style-name="ce261" office:value-type="string" calcext:value-type="string">
            <text:p>xp</text:p>
          </table:table-cell>
          <table:table-cell table:style-name="ce274" office:value-type="float" office:value="2" calcext:value-type="float">
            <text:p>2</text:p>
          </table:table-cell>
          <table:table-cell table:style-name="ce274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85" office:value-type="string" calcext:value-type="string">
            <text:p>cs</text:p>
          </table:table-cell>
          <table:table-cell table:number-columns-repeated="2"/>
          <table:table-cell table:style-name="ce258" office:value-type="string" calcext:value-type="string">
            <text:p>cs</text:p>
          </table:table-cell>
          <table:table-cell table:style-name="ce273" office:value-type="float" office:value="4" calcext:value-type="float">
            <text:p>4</text:p>
          </table:table-cell>
          <table:table-cell table:style-name="ce273" office:value-type="float" office:value="3" calcext:value-type="float">
            <text:p>3</text:p>
          </table:table-cell>
          <table:table-cell table:style-name="ce290" office:value-type="string" calcext:value-type="string">
            <text:p>3.3v</text:p>
          </table:table-cell>
          <table:table-cell table:style-name="ce268"/>
          <table:table-cell table:style-name="ce274" office:value-type="float" office:value="39" calcext:value-type="float">
            <text:p>39</text:p>
          </table:table-cell>
          <table:table-cell table:style-name="ce274" office:value-type="float" office:value="37" calcext:value-type="float">
            <text:p>37</text:p>
          </table:table-cell>
          <table:table-cell table:style-name="ce274" office:value-type="float" office:value="35" calcext:value-type="float">
            <text:p>35</text:p>
          </table:table-cell>
          <table:table-cell table:style-name="ce274" office:value-type="float" office:value="33" calcext:value-type="float">
            <text:p>33</text:p>
          </table:table-cell>
          <table:table-cell table:style-name="ce274" office:value-type="float" office:value="31" calcext:value-type="float">
            <text:p>31</text:p>
          </table:table-cell>
          <table:table-cell table:style-name="ce274" office:value-type="float" office:value="29" calcext:value-type="float">
            <text:p>29</text:p>
          </table:table-cell>
          <table:table-cell table:style-name="ce274" office:value-type="float" office:value="27" calcext:value-type="float">
            <text:p>27</text:p>
          </table:table-cell>
          <table:table-cell table:style-name="ce274" office:value-type="float" office:value="25" calcext:value-type="float">
            <text:p>25</text:p>
          </table:table-cell>
          <table:table-cell table:style-name="ce274" office:value-type="float" office:value="23" calcext:value-type="float">
            <text:p>23</text:p>
          </table:table-cell>
          <table:table-cell table:style-name="ce274" office:value-type="float" office:value="21" calcext:value-type="float">
            <text:p>21</text:p>
          </table:table-cell>
          <table:table-cell table:style-name="ce274" office:value-type="float" office:value="19" calcext:value-type="float">
            <text:p>19</text:p>
          </table:table-cell>
          <table:table-cell table:style-name="ce274" office:value-type="float" office:value="17" calcext:value-type="float">
            <text:p>17</text:p>
          </table:table-cell>
          <table:table-cell table:style-name="ce274" office:value-type="float" office:value="15" calcext:value-type="float">
            <text:p>15</text:p>
          </table:table-cell>
          <table:table-cell table:style-name="ce274" office:value-type="float" office:value="13" calcext:value-type="float">
            <text:p>13</text:p>
          </table:table-cell>
          <table:table-cell table:style-name="ce274" office:value-type="float" office:value="11" calcext:value-type="float">
            <text:p>11</text:p>
          </table:table-cell>
          <table:table-cell table:style-name="ce274" office:value-type="float" office:value="9" calcext:value-type="float">
            <text:p>9</text:p>
          </table:table-cell>
          <table:table-cell table:style-name="ce274" office:value-type="float" office:value="7" calcext:value-type="float">
            <text:p>7</text:p>
          </table:table-cell>
          <table:table-cell table:style-name="ce274" office:value-type="float" office:value="5" calcext:value-type="float">
            <text:p>5</text:p>
          </table:table-cell>
          <table:table-cell table:style-name="ce274" office:value-type="float" office:value="3" calcext:value-type="float">
            <text:p>3</text:p>
          </table:table-cell>
          <table:table-cell table:style-name="ce274" office:value-type="float" office:value="1" calcext:value-type="float">
            <text:p>1</text:p>
          </table:table-cell>
          <table:table-cell table:style-name="ce274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61"/>
          <table:table-cell table:style-name="ce261" office:value-type="string" calcext:value-type="string">
            <text:p>yp</text:p>
          </table:table-cell>
          <table:table-cell table:style-name="ce274" office:value-type="float" office:value="3" calcext:value-type="float">
            <text:p>3</text:p>
          </table:table-cell>
          <table:table-cell table:style-name="ce274" office:value-type="float" office:value="14" calcext:value-type="float">
            <text:p>14</text:p>
          </table:table-cell>
          <table:table-cell table:style-name="ce268" office:value-type="string" calcext:value-type="string">
            <text:p>din</text:p>
          </table:table-cell>
          <table:table-cell table:style-name="ce286" office:value-type="string" calcext:value-type="string">
            <text:p>mosi</text:p>
          </table:table-cell>
          <table:table-cell table:number-columns-repeated="2"/>
          <table:table-cell table:style-name="ce253" office:value-type="string" calcext:value-type="string">
            <text:p>wr</text:p>
          </table:table-cell>
          <table:table-cell table:style-name="ce273" office:value-type="float" office:value="6" calcext:value-type="float">
            <text:p>6</text:p>
          </table:table-cell>
          <table:table-cell table:style-name="ce273" office:value-type="float" office:value="5" calcext:value-type="float">
            <text:p>5</text:p>
          </table:table-cell>
          <table:table-cell table:style-name="ce297" office:value-type="string" calcext:value-type="string">
            <text:p>rs</text:p>
          </table:table-cell>
          <table:table-cell table:style-name="ce268"/>
          <table:table-cell table:style-name="ce274" office:value-type="float" office:value="40" calcext:value-type="float">
            <text:p>40</text:p>
          </table:table-cell>
          <table:table-cell table:style-name="ce274" office:value-type="float" office:value="38" calcext:value-type="float">
            <text:p>38</text:p>
          </table:table-cell>
          <table:table-cell table:style-name="ce274" office:value-type="float" office:value="36" calcext:value-type="float">
            <text:p>36</text:p>
          </table:table-cell>
          <table:table-cell table:style-name="ce274" office:value-type="float" office:value="34" calcext:value-type="float">
            <text:p>34</text:p>
          </table:table-cell>
          <table:table-cell table:style-name="ce274" office:value-type="float" office:value="32" calcext:value-type="float">
            <text:p>32</text:p>
          </table:table-cell>
          <table:table-cell table:style-name="ce274" office:value-type="float" office:value="30" calcext:value-type="float">
            <text:p>30</text:p>
          </table:table-cell>
          <table:table-cell table:style-name="ce274" office:value-type="float" office:value="28" calcext:value-type="float">
            <text:p>28</text:p>
          </table:table-cell>
          <table:table-cell table:style-name="ce274" office:value-type="float" office:value="26" calcext:value-type="float">
            <text:p>26</text:p>
          </table:table-cell>
          <table:table-cell table:style-name="ce274" office:value-type="float" office:value="24" calcext:value-type="float">
            <text:p>24</text:p>
          </table:table-cell>
          <table:table-cell table:style-name="ce274" office:value-type="float" office:value="22" calcext:value-type="float">
            <text:p>22</text:p>
          </table:table-cell>
          <table:table-cell table:style-name="ce274" office:value-type="float" office:value="20" calcext:value-type="float">
            <text:p>20</text:p>
          </table:table-cell>
          <table:table-cell table:style-name="ce274" office:value-type="float" office:value="18" calcext:value-type="float">
            <text:p>18</text:p>
          </table:table-cell>
          <table:table-cell table:style-name="ce274" office:value-type="float" office:value="16" calcext:value-type="float">
            <text:p>16</text:p>
          </table:table-cell>
          <table:table-cell table:style-name="ce274" office:value-type="float" office:value="14" calcext:value-type="float">
            <text:p>14</text:p>
          </table:table-cell>
          <table:table-cell table:style-name="ce274" office:value-type="float" office:value="12" calcext:value-type="float">
            <text:p>12</text:p>
          </table:table-cell>
          <table:table-cell table:style-name="ce274" office:value-type="float" office:value="10" calcext:value-type="float">
            <text:p>10</text:p>
          </table:table-cell>
          <table:table-cell table:style-name="ce274" office:value-type="float" office:value="8" calcext:value-type="float">
            <text:p>8</text:p>
          </table:table-cell>
          <table:table-cell table:style-name="ce274" office:value-type="float" office:value="6" calcext:value-type="float">
            <text:p>6</text:p>
          </table:table-cell>
          <table:table-cell table:style-name="ce274" office:value-type="float" office:value="4" calcext:value-type="float">
            <text:p>4</text:p>
          </table:table-cell>
          <table:table-cell table:style-name="ce274" office:value-type="float" office:value="2" calcext:value-type="float">
            <text:p>2</text:p>
          </table:table-cell>
          <table:table-cell table:style-name="ce274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61"/>
          <table:table-cell table:style-name="ce261" office:value-type="string" calcext:value-type="string">
            <text:p>xn</text:p>
          </table:table-cell>
          <table:table-cell table:style-name="ce274" office:value-type="float" office:value="4" calcext:value-type="float">
            <text:p>4</text:p>
          </table:table-cell>
          <table:table-cell table:style-name="ce274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87"/>
          <table:table-cell table:number-columns-repeated="2"/>
          <table:table-cell table:style-name="ce309" office:value-type="string" calcext:value-type="string">
            <text:p>reset</text:p>
          </table:table-cell>
          <table:table-cell table:style-name="ce273" office:value-type="float" office:value="8" calcext:value-type="float">
            <text:p>8</text:p>
          </table:table-cell>
          <table:table-cell table:style-name="ce273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68"/>
          <table:table-cell table:style-name="ce321" office:value-type="string" calcext:value-type="string">
            <text:p>gpio21</text:p>
          </table:table-cell>
          <table:table-cell table:style-name="ce321" office:value-type="string" calcext:value-type="string">
            <text:p>gpio20</text:p>
          </table:table-cell>
          <table:table-cell table:style-name="ce321" office:value-type="string" calcext:value-type="string">
            <text:p>gpio16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12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1</text:p>
          </table:table-cell>
          <table:table-cell table:style-name="ce321" office:value-type="string" calcext:value-type="string">
            <text:p>gpio7</text:p>
          </table:table-cell>
          <table:table-cell table:style-name="ce321" office:value-type="string" calcext:value-type="string">
            <text:p>gpio8</text:p>
          </table:table-cell>
          <table:table-cell table:style-name="ce321" office:value-type="string" calcext:value-type="string">
            <text:p>gpio25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24</text:p>
          </table:table-cell>
          <table:table-cell table:style-name="ce321" office:value-type="string" calcext:value-type="string">
            <text:p>gpio23</text:p>
          </table:table-cell>
          <table:table-cell table:style-name="ce320" office:value-type="string" calcext:value-type="string">
            <text:p>0v</text:p>
          </table:table-cell>
          <table:table-cell table:style-name="ce321" office:value-type="string" calcext:value-type="string">
            <text:p>gpio18</text:p>
          </table:table-cell>
          <table:table-cell table:style-name="ce321" office:value-type="string" calcext:value-type="string">
            <text:p>gpio15</text:p>
          </table:table-cell>
          <table:table-cell table:style-name="ce321" office:value-type="string" calcext:value-type="string">
            <text:p>gpio14</text:p>
          </table:table-cell>
          <table:table-cell table:style-name="ce320" office:value-type="string" calcext:value-type="string">
            <text:p>0v</text:p>
          </table:table-cell>
          <table:table-cell table:number-columns-repeated="2" table:style-name="ce342" office:value-type="string" calcext:value-type="string">
            <text:p>5v</text:p>
          </table:table-cell>
          <table:table-cell table:style-name="ce274"/>
          <table:table-cell table:number-columns-repeated="29"/>
        </table:table-row>
        <table:table-row table:style-name="ro1">
          <table:table-cell/>
          <table:table-cell table:style-name="ce261"/>
          <table:table-cell table:style-name="ce261" office:value-type="string" calcext:value-type="string">
            <text:p>yn</text:p>
          </table:table-cell>
          <table:table-cell table:style-name="ce274" office:value-type="float" office:value="5" calcext:value-type="float">
            <text:p>5</text:p>
          </table:table-cell>
          <table:table-cell table:style-name="ce274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88" office:value-type="string" calcext:value-type="string">
            <text:p>miso</text:p>
          </table:table-cell>
          <table:table-cell table:number-columns-repeated="2"/>
          <table:table-cell table:style-name="ce257" office:value-type="string" calcext:value-type="string">
            <text:p>d1</text:p>
          </table:table-cell>
          <table:table-cell table:style-name="ce273" office:value-type="float" office:value="10" calcext:value-type="float">
            <text:p>10</text:p>
          </table:table-cell>
          <table:table-cell table:style-name="ce273" office:value-type="float" office:value="9" calcext:value-type="float">
            <text:p>9</text:p>
          </table:table-cell>
          <table:table-cell table:style-name="ce313" office:value-type="string" calcext:value-type="string">
            <text:p>d0</text:p>
          </table:table-cell>
          <table:table-cell table:style-name="ce268"/>
          <table:table-cell table:style-name="ce274"/>
          <table:table-cell table:style-name="ce319"/>
          <table:table-cell table:style-name="ce317"/>
          <table:table-cell table:style-name="ce319"/>
          <table:table-cell table:style-name="ce324" office:value-type="string" calcext:value-type="string">
            <text:p>d12</text:p>
          </table:table-cell>
          <table:table-cell table:style-name="ce319"/>
          <table:table-cell table:style-name="ce328" office:value-type="string" calcext:value-type="string">
            <text:p>d1</text:p>
          </table:table-cell>
          <table:table-cell table:style-name="ce329" office:value-type="string" calcext:value-type="string">
            <text:p>d7</text:p>
          </table:table-cell>
          <table:table-cell table:style-name="ce331" office:value-type="string" calcext:value-type="string">
            <text:p>d8</text:p>
          </table:table-cell>
          <table:table-cell table:style-name="ce332" office:value-type="string" calcext:value-type="string">
            <text:p>reset</text:p>
          </table:table-cell>
          <table:table-cell table:style-name="ce319"/>
          <table:table-cell table:style-name="ce333" office:value-type="string" calcext:value-type="string">
            <text:p>rs</text:p>
          </table:table-cell>
          <table:table-cell table:style-name="ce325" office:value-type="string" calcext:value-type="string">
            <text:p>cs</text:p>
          </table:table-cell>
          <table:table-cell table:style-name="ce319"/>
          <table:table-cell table:style-name="Default"/>
          <table:table-cell table:style-name="ce339" office:value-type="string" calcext:value-type="string">
            <text:p>d15</text:p>
          </table:table-cell>
          <table:table-cell table:style-name="ce340" office:value-type="string" calcext:value-type="string">
            <text:p>d14</text:p>
          </table:table-cell>
          <table:table-cell table:style-name="ce320" office:value-type="string" calcext:value-type="string">
            <text:p>0v</text:p>
          </table:table-cell>
          <table:table-cell table:style-name="ce319" table:number-columns-repeated="3"/>
          <table:table-cell table:number-columns-repeated="29"/>
        </table:table-row>
        <table:table-row table:style-name="ro1">
          <table:table-cell/>
          <table:table-cell table:style-name="ce261"/>
          <table:table-cell table:style-name="ce271" office:value-type="string" calcext:value-type="string">
            <text:p>0v</text:p>
          </table:table-cell>
          <table:table-cell table:style-name="ce274" office:value-type="float" office:value="6" calcext:value-type="float">
            <text:p>6</text:p>
          </table:table-cell>
          <table:table-cell table:style-name="ce274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89" office:value-type="string" calcext:value-type="string">
            <text:p>pirq</text:p>
          </table:table-cell>
          <table:table-cell table:number-columns-repeated="2"/>
          <table:table-cell table:style-name="ce249" office:value-type="string" calcext:value-type="string">
            <text:p>d3</text:p>
          </table:table-cell>
          <table:table-cell table:style-name="ce273" office:value-type="float" office:value="12" calcext:value-type="float">
            <text:p>12</text:p>
          </table:table-cell>
          <table:table-cell table:style-name="ce273" office:value-type="float" office:value="11" calcext:value-type="float">
            <text:p>11</text:p>
          </table:table-cell>
          <table:table-cell table:style-name="ce315" office:value-type="string" calcext:value-type="string">
            <text:p>d2</text:p>
          </table:table-cell>
          <table:table-cell table:style-name="ce268"/>
          <table:table-cell table:style-name="ce319" table:number-columns-repeated="14"/>
          <table:table-cell table:style-name="ce317"/>
          <table:table-cell table:style-name="ce319" table:number-columns-repeated="5"/>
          <table:table-cell table:style-name="ce317"/>
          <table:table-cell table:number-columns-repeated="29"/>
        </table:table-row>
        <table:table-row table:style-name="ro1">
          <table:table-cell/>
          <table:table-cell table:style-name="ce261"/>
          <table:table-cell table:style-name="ce261" office:value-type="string" calcext:value-type="string">
            <text:p>vbat</text:p>
          </table:table-cell>
          <table:table-cell table:style-name="ce274" office:value-type="float" office:value="7" calcext:value-type="float">
            <text:p>7</text:p>
          </table:table-cell>
          <table:table-cell table:style-name="ce274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90" office:value-type="string" calcext:value-type="string">
            <text:p>3.3v</text:p>
          </table:table-cell>
          <table:table-cell table:number-columns-repeated="2"/>
          <table:table-cell table:style-name="ce258" office:value-type="string" calcext:value-type="string">
            <text:p>d5</text:p>
          </table:table-cell>
          <table:table-cell table:style-name="ce273" office:value-type="float" office:value="14" calcext:value-type="float">
            <text:p>14</text:p>
          </table:table-cell>
          <table:table-cell table:style-name="ce273" office:value-type="float" office:value="13" calcext:value-type="float">
            <text:p>13</text:p>
          </table:table-cell>
          <table:table-cell table:style-name="ce284" office:value-type="string" calcext:value-type="string">
            <text:p>d4</text:p>
          </table:table-cell>
          <table:table-cell table:style-name="ce268"/>
          <table:table-cell table:style-name="ce319" table:number-columns-repeated="5"/>
          <table:table-cell table:style-name="ce326"/>
          <table:table-cell table:style-name="ce319" table:number-columns-repeated="9"/>
          <table:table-cell table:style-name="ce317"/>
          <table:table-cell table:style-name="ce319" table:number-columns-repeated="4"/>
          <table:table-cell/>
          <table:table-cell table:style-name="ce317" table:number-columns-repeated="6"/>
          <table:table-cell table:number-columns-repeated="23"/>
        </table:table-row>
        <table:table-row table:style-name="ro1">
          <table:table-cell/>
          <table:table-cell table:style-name="ce261"/>
          <table:table-cell table:style-name="ce261" office:value-type="string" calcext:value-type="string">
            <text:p>aux</text:p>
          </table:table-cell>
          <table:table-cell table:style-name="ce274" office:value-type="float" office:value="8" calcext:value-type="float">
            <text:p>8</text:p>
          </table:table-cell>
          <table:table-cell table:style-name="ce274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90" office:value-type="string" calcext:value-type="string">
            <text:p>3.3v</text:p>
          </table:table-cell>
          <table:table-cell table:number-columns-repeated="2"/>
          <table:table-cell table:style-name="ce305" office:value-type="string" calcext:value-type="string">
            <text:p>d7</text:p>
          </table:table-cell>
          <table:table-cell table:style-name="ce273" office:value-type="float" office:value="16" calcext:value-type="float">
            <text:p>16</text:p>
          </table:table-cell>
          <table:table-cell table:style-name="ce273" office:value-type="float" office:value="15" calcext:value-type="float">
            <text:p>15</text:p>
          </table:table-cell>
          <table:table-cell table:style-name="ce289" office:value-type="string" calcext:value-type="string">
            <text:p>d6</text:p>
          </table:table-cell>
          <table:table-cell table:style-name="ce317" table:number-columns-repeated="6"/>
          <table:table-cell table:style-name="ce303"/>
          <table:table-cell table:style-name="ce317" table:number-columns-repeated="9"/>
          <table:table-cell table:style-name="Default"/>
          <table:table-cell table:style-name="ce317" table:number-columns-repeated="11"/>
          <table:table-cell table:number-columns-repeated="23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table:style-name="ce256" office:value-type="string" calcext:value-type="string">
            <text:p>d9</text:p>
          </table:table-cell>
          <table:table-cell table:style-name="ce273" office:value-type="float" office:value="18" calcext:value-type="float">
            <text:p>18</text:p>
          </table:table-cell>
          <table:table-cell table:style-name="ce273" office:value-type="float" office:value="17" calcext:value-type="float">
            <text:p>17</text:p>
          </table:table-cell>
          <table:table-cell table:style-name="ce312" office:value-type="string" calcext:value-type="string">
            <text:p>d8</text:p>
          </table:table-cell>
          <table:table-cell table:style-name="ce317" table:number-columns-repeated="6"/>
          <table:table-cell table:style-name="ce303"/>
          <table:table-cell table:style-name="ce317" table:number-columns-repeated="21"/>
          <table:table-cell table:number-columns-repeated="23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table:style-name="ce257" office:value-type="string" calcext:value-type="string">
            <text:p>d11</text:p>
          </table:table-cell>
          <table:table-cell table:style-name="ce273" office:value-type="float" office:value="20" calcext:value-type="float">
            <text:p>20</text:p>
          </table:table-cell>
          <table:table-cell table:style-name="ce273" office:value-type="float" office:value="19" calcext:value-type="float">
            <text:p>19</text:p>
          </table:table-cell>
          <table:table-cell table:style-name="ce313" office:value-type="string" calcext:value-type="string">
            <text:p>d10</text:p>
          </table:table-cell>
          <table:table-cell table:style-name="ce317" table:number-columns-repeated="6"/>
          <table:table-cell table:style-name="ce287"/>
          <table:table-cell table:style-name="ce317" table:number-columns-repeated="21"/>
          <table:table-cell table:number-columns-repeated="23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table:style-name="ce249" office:value-type="string" calcext:value-type="string">
            <text:p>d13</text:p>
          </table:table-cell>
          <table:table-cell table:style-name="ce273" office:value-type="float" office:value="22" calcext:value-type="float">
            <text:p>22</text:p>
          </table:table-cell>
          <table:table-cell table:style-name="ce273" office:value-type="float" office:value="21" calcext:value-type="float">
            <text:p>21</text:p>
          </table:table-cell>
          <table:table-cell table:style-name="ce315" office:value-type="string" calcext:value-type="string">
            <text:p>d12</text:p>
          </table:table-cell>
          <table:table-cell table:style-name="ce317" table:number-columns-repeated="4"/>
          <table:table-cell table:style-name="ce274"/>
          <table:table-cell table:style-name="ce317" table:number-columns-repeated="23"/>
          <table:table-cell table:number-columns-repeated="23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table:style-name="ce258" office:value-type="string" calcext:value-type="string">
            <text:p>d15</text:p>
          </table:table-cell>
          <table:table-cell table:style-name="ce273" office:value-type="float" office:value="24" calcext:value-type="float">
            <text:p>24</text:p>
          </table:table-cell>
          <table:table-cell table:style-name="ce273" office:value-type="float" office:value="23" calcext:value-type="float">
            <text:p>23</text:p>
          </table:table-cell>
          <table:table-cell table:style-name="ce284" office:value-type="string" calcext:value-type="string">
            <text:p>d14</text:p>
          </table:table-cell>
          <table:table-cell table:style-name="ce268"/>
          <table:table-cell table:style-name="ce317" table:number-columns-repeated="2"/>
          <table:table-cell table:style-name="ce274" table:number-columns-repeated="2"/>
          <table:table-cell table:style-name="ce317" table:number-columns-repeated="23"/>
          <table:table-cell table:number-columns-repeated="23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table:style-name="ce310" office:value-type="string" calcext:value-type="string">
            <text:p>tp yd</text:p>
          </table:table-cell>
          <table:table-cell table:style-name="ce273" office:value-type="float" office:value="26" calcext:value-type="float">
            <text:p>26</text:p>
          </table:table-cell>
          <table:table-cell table:style-name="ce273" office:value-type="float" office:value="25" calcext:value-type="float">
            <text:p>25</text:p>
          </table:table-cell>
          <table:table-cell table:style-name="ce280" office:value-type="string" calcext:value-type="string">
            <text:p>0v</text:p>
          </table:table-cell>
          <table:table-cell table:style-name="ce317" table:number-columns-repeated="28"/>
          <table:table-cell table:number-columns-repeated="23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273" office:value-type="float" office:value="28" calcext:value-type="float">
            <text:p>28</text:p>
          </table:table-cell>
          <table:table-cell table:style-name="ce273" office:value-type="float" office:value="27" calcext:value-type="float">
            <text:p>27</text:p>
          </table:table-cell>
          <table:table-cell table:style-name="ce287" office:value-type="string" calcext:value-type="string">
            <text:p>tp xl</text:p>
          </table:table-cell>
          <table:table-cell table:style-name="ce317" table:number-columns-repeated="28"/>
          <table:table-cell table:number-columns-repeated="23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273" office:value-type="float" office:value="30" calcext:value-type="float">
            <text:p>30</text:p>
          </table:table-cell>
          <table:table-cell table:style-name="ce273" office:value-type="float" office:value="29" calcext:value-type="float">
            <text:p>29</text:p>
          </table:table-cell>
          <table:table-cell table:style-name="ce287" office:value-type="string" calcext:value-type="string">
            <text:p>tp xr</text:p>
          </table:table-cell>
          <table:table-cell table:style-name="ce268" table:number-columns-repeated="2"/>
          <table:table-cell table:style-name="ce317" table:number-columns-repeated="18"/>
          <table:table-cell table:number-columns-repeated="31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table:style-name="ce252"/>
          <table:table-cell table:style-name="ce273" office:value-type="float" office:value="32" calcext:value-type="float">
            <text:p>32</text:p>
          </table:table-cell>
          <table:table-cell table:style-name="ce273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268" table:number-columns-repeated="3"/>
          <table:table-cell table:number-columns-repeated="3"/>
          <table:table-cell table:style-name="ce317" table:number-columns-repeated="9"/>
          <table:table-cell table:number-columns-repeated="36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table:style-name="ce252"/>
          <table:table-cell table:style-name="ce273" office:value-type="float" office:value="34" calcext:value-type="float">
            <text:p>34</text:p>
          </table:table-cell>
          <table:table-cell table:style-name="ce273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268" table:number-columns-repeated="3"/>
          <table:table-cell table:style-name="ce302"/>
          <table:table-cell table:number-columns-repeated="2"/>
          <table:table-cell table:style-name="ce317"/>
          <table:table-cell table:number-columns-repeated="44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table:style-name="ce247" office:value-type="string" calcext:value-type="string">
            <text:p>led+</text:p>
          </table:table-cell>
          <table:table-cell table:style-name="ce273" office:value-type="float" office:value="36" calcext:value-type="float">
            <text:p>36</text:p>
          </table:table-cell>
          <table:table-cell table:style-name="ce273" office:value-type="float" office:value="35" calcext:value-type="float">
            <text:p>35</text:p>
          </table:table-cell>
          <table:table-cell table:style-name="ce284" office:value-type="string" calcext:value-type="string">
            <text:p>back</text:p>
          </table:table-cell>
          <table:table-cell table:style-name="ce268" table:number-columns-repeated="3"/>
          <table:table-cell table:number-columns-repeated="3"/>
          <table:table-cell table:style-name="ce317"/>
          <table:table-cell table:number-columns-repeated="44"/>
        </table:table-row>
        <table:table-row table:style-name="ro1">
          <table:table-cell/>
          <table:table-cell table:style-name="ce268" table:number-columns-repeated="6"/>
          <table:table-cell table:number-columns-repeated="2"/>
          <table:table-cell table:style-name="ce266"/>
          <table:table-cell table:style-name="ce273"/>
          <table:table-cell table:style-name="ce273" office:value-type="float" office:value="37" calcext:value-type="float">
            <text:p>37</text:p>
          </table:table-cell>
          <table:table-cell table:style-name="ce280" office:value-type="string" calcext:value-type="string">
            <text:p>0v</text:p>
          </table:table-cell>
          <table:table-cell table:style-name="ce268" table:number-columns-repeated="3"/>
          <table:table-cell table:number-columns-repeated="3"/>
          <table:table-cell table:style-name="ce317"/>
          <table:table-cell table:number-columns-repeated="44"/>
        </table:table-row>
        <table:table-row table:style-name="ro2">
          <table:table-cell/>
          <table:table-cell table:style-name="ce268" table:number-columns-repeated="6"/>
          <table:table-cell table:number-columns-repeated="2"/>
          <table:table-cell table:style-name="ce266"/>
          <table:table-cell table:style-name="ce273" table:number-columns-repeated="2"/>
          <table:table-cell table:style-name="ce287"/>
          <table:table-cell table:style-name="ce268" table:number-columns-repeated="3"/>
          <table:table-cell table:number-columns-repeated="3"/>
          <table:table-cell table:style-name="ce317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317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6" table:default-cell-style-name="ce261"/>
        <table:table-column table:style-name="co21" table:default-cell-style-name="ce261"/>
        <table:table-column table:style-name="co22" table:default-cell-style-name="ce261"/>
        <table:table-column table:style-name="co5" table:default-cell-style-name="ce274"/>
        <table:table-column table:style-name="co23" table:default-cell-style-name="ce274"/>
        <table:table-column table:style-name="co24" table:default-cell-style-name="ce266"/>
        <table:table-column table:style-name="co11" table:default-cell-style-name="ce302"/>
        <table:table-column table:style-name="co25" table:default-cell-style-name="ce287"/>
        <table:table-column table:style-name="co24" table:default-cell-style-name="ce268"/>
        <table:table-column table:style-name="co16" table:default-cell-style-name="ce358"/>
        <table:table-column table:style-name="co18" table:number-columns-repeated="2" table:default-cell-style-name="ce266"/>
        <table:table-column table:style-name="co15" table:number-columns-repeated="2" table:default-cell-style-name="ce302"/>
        <table:table-column table:style-name="co26" table:default-cell-style-name="ce266"/>
        <table:table-column table:style-name="co24" table:default-cell-style-name="ce261"/>
        <table:table-column table:style-name="co5" table:default-cell-style-name="ce274"/>
        <table:table-column table:style-name="co4" table:default-cell-style-name="ce274"/>
        <table:table-column table:style-name="co17" table:default-cell-style-name="ce302"/>
        <table:table-column table:style-name="co8" table:default-cell-style-name="ce266"/>
        <table:table-column table:style-name="co27" table:default-cell-style-name="ce266"/>
        <table:table-column table:style-name="co12" table:default-cell-style-name="ce266"/>
        <table:table-column table:style-name="co19" table:default-cell-style-name="ce266"/>
        <table:table-column table:style-name="co28" table:default-cell-style-name="ce266"/>
        <table:table-column table:style-name="co29" table:default-cell-style-name="ce266"/>
        <table:table-column table:style-name="co8" table:default-cell-style-name="ce266"/>
        <table:table-column table:style-name="co2" table:number-columns-repeated="38" table:default-cell-style-name="ce266"/>
        <table:table-row table:style-name="ro2">
          <table:table-cell table:style-name="ce343" office:value-type="string" calcext:value-type="string">
            <text:p>J8</text:p>
          </table:table-cell>
          <table:table-cell table:style-name="ce344" office:value-type="string" calcext:value-type="string">
            <text:p>gpio</text:p>
          </table:table-cell>
          <table:table-cell table:style-name="ce317" table:number-columns-repeated="4"/>
          <table:table-cell table:style-name="ce317" office:value-type="string" calcext:value-type="string">
            <text:p>gpio</text:p>
          </table:table-cell>
          <table:table-cell table:style-name="ce317" table:number-columns-repeated="12"/>
          <table:table-cell table:number-columns-repeated="45"/>
        </table:table-row>
        <table:table-row table:style-name="ro1">
          <table:table-cell table:style-name="ce343"/>
          <table:table-cell table:style-name="ce263"/>
          <table:table-cell table:style-name="ce247" office:value-type="string" calcext:value-type="string">
            <text:p>3.3v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2" calcext:value-type="float">
            <text:p>2</text:p>
          </table:table-cell>
          <table:table-cell table:style-name="ce276" office:value-type="string" calcext:value-type="string">
            <text:p>5v</text:p>
          </table:table-cell>
          <table:table-cell table:style-name="ce282"/>
          <table:table-cell table:style-name="ce303"/>
          <table:table-cell table:style-name="ce351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/>
          <table:table-cell table:style-name="ce252"/>
          <table:table-cell table:style-name="ce317" table:number-columns-repeated="2"/>
          <table:table-cell table:style-name="ce252"/>
          <table:table-cell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39"/>
        </table:table-row>
        <table:table-row table:style-name="ro1">
          <table:table-cell/>
          <table:table-cell table:style-name="ce345" office:value-type="float" office:value="2" calcext:value-type="float">
            <text:p>2</text:p>
          </table:table-cell>
          <table:table-cell table:style-name="ce263" office:value-type="string" calcext:value-type="string">
            <text:p>sda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4" calcext:value-type="float">
            <text:p>4</text:p>
          </table:table-cell>
          <table:table-cell table:style-name="ce276" office:value-type="string" calcext:value-type="string">
            <text:p>5v</text:p>
          </table:table-cell>
          <table:table-cell table:style-name="ce282"/>
          <table:table-cell table:style-name="ce303"/>
          <table:table-cell table:style-name="ce351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/>
          <table:table-cell table:style-name="ce252"/>
          <table:table-cell table:style-name="ce317" table:number-columns-repeated="2"/>
          <table:table-cell table:style-name="ce252"/>
          <table:table-cell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39"/>
        </table:table-row>
        <table:table-row table:style-name="ro1">
          <table:table-cell/>
          <table:table-cell table:style-name="ce345" office:value-type="float" office:value="3" calcext:value-type="float">
            <text:p>3</text:p>
          </table:table-cell>
          <table:table-cell table:style-name="ce263" office:value-type="string" calcext:value-type="string">
            <text:p>sclk</text:p>
          </table:table-cell>
          <table:table-cell table:style-name="ce273" office:value-type="float" office:value="5" calcext:value-type="float">
            <text:p>5</text:p>
          </table:table-cell>
          <table:table-cell table:style-name="ce273" office:value-type="float" office:value="6" calcext:value-type="float">
            <text:p>6</text:p>
          </table:table-cell>
          <table:table-cell table:style-name="ce346" office:value-type="string" calcext:value-type="string">
            <text:p>0v</text:p>
          </table:table-cell>
          <table:table-cell table:style-name="ce282"/>
          <table:table-cell table:style-name="ce303"/>
          <table:table-cell table:style-name="ce351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style-name="ce302"/>
          <table:table-cell table:style-name="ce252"/>
          <table:table-cell table:style-name="ce317" table:number-columns-repeated="2"/>
          <table:table-cell table:style-name="ce252"/>
          <table:table-cell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39"/>
        </table:table-row>
        <table:table-row table:style-name="ro1">
          <table:table-cell/>
          <table:table-cell table:style-name="ce345" office:value-type="float" office:value="4" calcext:value-type="float">
            <text:p>4</text:p>
          </table:table-cell>
          <table:table-cell table:style-name="ce269"/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78" office:value-type="string" calcext:value-type="string">
            <text:p>txd</text:p>
          </table:table-cell>
          <table:table-cell table:style-name="ce347" office:value-type="float" office:value="14" calcext:value-type="float">
            <text:p>14</text:p>
          </table:table-cell>
          <table:table-cell table:style-name="ce303"/>
          <table:table-cell table:style-name="ce351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/>
          <table:table-cell table:style-name="ce252"/>
          <table:table-cell table:style-name="ce317" table:number-columns-repeated="2"/>
          <table:table-cell table:style-name="ce252"/>
          <table:table-cell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39"/>
        </table:table-row>
        <table:table-row table:style-name="ro1">
          <table:table-cell/>
          <table:table-cell table:style-name="ce263"/>
          <table:table-cell table:style-name="ce271" office:value-type="string" calcext:value-type="string">
            <text:p>0v</text:p>
          </table:table-cell>
          <table:table-cell table:style-name="ce273" office:value-type="float" office:value="9" calcext:value-type="float">
            <text:p>9</text:p>
          </table:table-cell>
          <table:table-cell table:style-name="ce273" office:value-type="float" office:value="10" calcext:value-type="float">
            <text:p>10</text:p>
          </table:table-cell>
          <table:table-cell table:style-name="ce278" office:value-type="string" calcext:value-type="string">
            <text:p>rxd</text:p>
          </table:table-cell>
          <table:table-cell table:style-name="ce347" office:value-type="float" office:value="15" calcext:value-type="float">
            <text:p>15</text:p>
          </table:table-cell>
          <table:table-cell table:style-name="ce303"/>
          <table:table-cell table:style-name="ce351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39"/>
        </table:table-row>
        <table:table-row table:style-name="ro1">
          <table:table-cell/>
          <table:table-cell table:style-name="ce345" office:value-type="float" office:value="17" calcext:value-type="float">
            <text:p>17</text:p>
          </table:table-cell>
          <table:table-cell table:style-name="ce263" office:value-type="string" calcext:value-type="string">
            <text:p>ce1</text:p>
          </table:table-cell>
          <table:table-cell table:style-name="ce273" office:value-type="float" office:value="11" calcext:value-type="float">
            <text:p>11</text:p>
          </table:table-cell>
          <table:table-cell table:style-name="ce273" office:value-type="float" office:value="12" calcext:value-type="float">
            <text:p>12</text:p>
          </table:table-cell>
          <table:table-cell table:style-name="ce278" office:value-type="string" calcext:value-type="string">
            <text:p>ce0</text:p>
          </table:table-cell>
          <table:table-cell table:style-name="ce347" office:value-type="float" office:value="18" calcext:value-type="float">
            <text:p>18</text:p>
          </table:table-cell>
          <table:table-cell table:style-name="ce303"/>
          <table:table-cell table:style-name="ce351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/>
          <table:table-cell table:style-name="ce252"/>
          <table:table-cell table:style-name="ce317" table:number-columns-repeated="2"/>
          <table:table-cell table:style-name="ce252"/>
          <table:table-cell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39"/>
        </table:table-row>
        <table:table-row table:style-name="ro1">
          <table:table-cell/>
          <table:table-cell table:style-name="ce345" office:value-type="float" office:value="27" calcext:value-type="float">
            <text:p>27</text:p>
          </table:table-cell>
          <table:table-cell table:style-name="ce269"/>
          <table:table-cell table:style-name="ce273" office:value-type="float" office:value="13" calcext:value-type="float">
            <text:p>13</text:p>
          </table:table-cell>
          <table:table-cell table:style-name="ce273" office:value-type="float" office:value="14" calcext:value-type="float">
            <text:p>14</text:p>
          </table:table-cell>
          <table:table-cell table:style-name="ce346" office:value-type="string" calcext:value-type="string">
            <text:p>0v</text:p>
          </table:table-cell>
          <table:table-cell table:style-name="ce282" office:value-type="string" calcext:value-type="string">
            <text:p>-</text:p>
          </table:table-cell>
          <table:table-cell table:style-name="ce303"/>
          <table:table-cell table:style-name="ce317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39"/>
        </table:table-row>
        <table:table-row table:style-name="ro1">
          <table:table-cell/>
          <table:table-cell table:style-name="ce345" office:value-type="float" office:value="22" calcext:value-type="float">
            <text:p>22</text:p>
          </table:table-cell>
          <table:table-cell table:style-name="ce269"/>
          <table:table-cell table:style-name="ce273" office:value-type="float" office:value="15" calcext:value-type="float">
            <text:p>15</text:p>
          </table:table-cell>
          <table:table-cell table:style-name="ce273" office:value-type="float" office:value="16" calcext:value-type="float">
            <text:p>16</text:p>
          </table:table-cell>
          <table:table-cell table:style-name="ce279"/>
          <table:table-cell table:style-name="ce347" office:value-type="float" office:value="23" calcext:value-type="float">
            <text:p>23</text:p>
          </table:table-cell>
          <table:table-cell table:style-name="ce348" office:value-type="string" calcext:value-type="string">
            <text:p>tp pirq</text:p>
          </table:table-cell>
          <table:table-cell table:style-name="ce343"/>
          <table:table-cell table:style-name="ce252"/>
          <table:table-cell table:style-name="ce317"/>
          <table:table-cell table:style-name="ce274"/>
          <table:table-cell table:style-name="ce348" office:value-type="string" calcext:value-type="string">
            <text:p>tp pirq</text:p>
          </table:table-cell>
          <table:table-cell table:style-name="ce348" office:value-type="string" calcext:value-type="string">
            <text:p>gpio23</text:p>
          </table:table-cell>
          <table:table-cell table:style-name="ce343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style-name="ce343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number-columns-repeated="38"/>
        </table:table-row>
        <table:table-row table:style-name="ro1">
          <table:table-cell table:style-name="ce247" office:value-type="string" calcext:value-type="string">
            <text:p>3.3v</text:p>
          </table:table-cell>
          <table:table-cell table:style-name="ce263"/>
          <table:table-cell table:style-name="ce247" office:value-type="string" calcext:value-type="string">
            <text:p>3.3v</text:p>
          </table:table-cell>
          <table:table-cell table:style-name="ce27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9"/>
          <table:table-cell table:style-name="ce347" office:value-type="float" office:value="24" calcext:value-type="float">
            <text:p>24</text:p>
          </table:table-cell>
          <table:table-cell table:style-name="ce348" office:value-type="string" calcext:value-type="string">
            <text:p>back/rs</text:p>
          </table:table-cell>
          <table:table-cell table:style-name="ce317"/>
          <table:table-cell table:style-name="ce247" office:value-type="string" calcext:value-type="string">
            <text:p>3.3v</text:p>
          </table:table-cell>
          <table:table-cell table:style-name="ce27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348" office:value-type="string" calcext:value-type="string">
            <text:p>back</text:p>
          </table:table-cell>
          <table:table-cell table:style-name="ce347" office:value-type="string" calcext:value-type="string">
            <text:p>gpio24</text:p>
          </table:table-cell>
          <table:table-cell table:style-name="ce317"/>
          <table:table-cell table:style-name="ce247" office:value-type="string" calcext:value-type="string">
            <text:p>3.3v</text:p>
          </table:table-cell>
          <table:table-cell table:style-name="ce27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348" office:value-type="string" calcext:value-type="string">
            <text:p>rs</text:p>
          </table:table-cell>
          <table:table-cell table:style-name="ce347" office:value-type="string" calcext:value-type="string">
            <text:p>gpio24</text:p>
          </table:table-cell>
          <table:table-cell/>
          <table:table-cell table:style-name="ce247" office:value-type="string" calcext:value-type="string">
            <text:p>3.3v</text:p>
          </table:table-cell>
          <table:table-cell table:style-name="ce27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348" office:value-type="string" calcext:value-type="string">
            <text:p>rs</text:p>
          </table:table-cell>
          <table:table-cell table:style-name="ce347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254" office:value-type="string" calcext:value-type="string">
            <text:p>mosi</text:p>
          </table:table-cell>
          <table:table-cell table:style-name="ce345" office:value-type="float" office:value="10" calcext:value-type="float">
            <text:p>10</text:p>
          </table:table-cell>
          <table:table-cell table:style-name="ce263" office:value-type="string" calcext:value-type="string">
            <text:p>Mosi</text:p>
          </table:table-cell>
          <table:table-cell table:style-name="ce273" office:value-type="float" office:value="19" calcext:value-type="float">
            <text:p>19</text:p>
          </table:table-cell>
          <table:table-cell table:style-name="ce273" office:value-type="float" office:value="20" calcext:value-type="float">
            <text:p>20</text:p>
          </table:table-cell>
          <table:table-cell table:style-name="ce346" office:value-type="string" calcext:value-type="string">
            <text:p>0v</text:p>
          </table:table-cell>
          <table:table-cell table:style-name="ce282"/>
          <table:table-cell table:style-name="ce349" office:value-type="string" calcext:value-type="string">
            <text:p>0v</text:p>
          </table:table-cell>
          <table:table-cell table:style-name="ce263"/>
          <table:table-cell table:style-name="ce254" office:value-type="string" calcext:value-type="string">
            <text:p>mosi</text:p>
          </table:table-cell>
          <table:table-cell table:style-name="ce273" office:value-type="float" office:value="19" calcext:value-type="float">
            <text:p>19</text:p>
          </table:table-cell>
          <table:table-cell table:style-name="ce273" office:value-type="float" office:value="20" calcext:value-type="float">
            <text:p>20</text:p>
          </table:table-cell>
          <table:table-cell table:style-name="ce349" office:value-type="string" calcext:value-type="string">
            <text:p>0v</text:p>
          </table:table-cell>
          <table:table-cell table:style-name="ce282"/>
          <table:table-cell table:style-name="ce317"/>
          <table:table-cell table:style-name="ce254" office:value-type="string" calcext:value-type="string">
            <text:p>mosi</text:p>
          </table:table-cell>
          <table:table-cell table:style-name="ce273" office:value-type="float" office:value="19" calcext:value-type="float">
            <text:p>19</text:p>
          </table:table-cell>
          <table:table-cell table:style-name="ce273" office:value-type="float" office:value="20" calcext:value-type="float">
            <text:p>20</text:p>
          </table:table-cell>
          <table:table-cell table:style-name="ce349" office:value-type="string" calcext:value-type="string">
            <text:p>0v</text:p>
          </table:table-cell>
          <table:table-cell table:style-name="ce278"/>
          <table:table-cell/>
          <table:table-cell table:style-name="ce254" office:value-type="string" calcext:value-type="string">
            <text:p>mosi</text:p>
          </table:table-cell>
          <table:table-cell table:style-name="ce273" office:value-type="float" office:value="19" calcext:value-type="float">
            <text:p>19</text:p>
          </table:table-cell>
          <table:table-cell table:style-name="ce273" office:value-type="float" office:value="20" calcext:value-type="float">
            <text:p>20</text:p>
          </table:table-cell>
          <table:table-cell table:style-name="ce349" office:value-type="string" calcext:value-type="string">
            <text:p>0v</text:p>
          </table:table-cell>
          <table:table-cell table:style-name="ce278"/>
          <table:table-cell table:number-columns-repeated="38"/>
        </table:table-row>
        <table:table-row table:style-name="ro1">
          <table:table-cell table:style-name="ce260" office:value-type="string" calcext:value-type="string">
            <text:p>miso</text:p>
          </table:table-cell>
          <table:table-cell table:style-name="ce345" office:value-type="float" office:value="9" calcext:value-type="float">
            <text:p>9</text:p>
          </table:table-cell>
          <table:table-cell table:style-name="ce263" office:value-type="string" calcext:value-type="string">
            <text:p>Miso</text:p>
          </table:table-cell>
          <table:table-cell table:style-name="ce273" office:value-type="float" office:value="21" calcext:value-type="float">
            <text:p>21</text:p>
          </table:table-cell>
          <table:table-cell table:style-name="ce273" office:value-type="float" office:value="22" calcext:value-type="float">
            <text:p>22</text:p>
          </table:table-cell>
          <table:table-cell table:style-name="ce279"/>
          <table:table-cell table:style-name="ce347" office:value-type="float" office:value="25" calcext:value-type="float">
            <text:p>25</text:p>
          </table:table-cell>
          <table:table-cell table:style-name="ce350" office:value-type="string" calcext:value-type="string">
            <text:p>reset</text:p>
          </table:table-cell>
          <table:table-cell table:style-name="ce317"/>
          <table:table-cell table:style-name="ce260" office:value-type="string" calcext:value-type="string">
            <text:p>miso</text:p>
          </table:table-cell>
          <table:table-cell table:style-name="ce273" office:value-type="float" office:value="21" calcext:value-type="float">
            <text:p>21</text:p>
          </table:table-cell>
          <table:table-cell table:style-name="ce273" office:value-type="float" office:value="22" calcext:value-type="float">
            <text:p>22</text:p>
          </table:table-cell>
          <table:table-cell table:style-name="ce350" office:value-type="string" calcext:value-type="string">
            <text:p>reset</text:p>
          </table:table-cell>
          <table:table-cell table:style-name="ce347" office:value-type="string" calcext:value-type="string">
            <text:p>gpio25</text:p>
          </table:table-cell>
          <table:table-cell table:style-name="ce317"/>
          <table:table-cell table:style-name="ce252"/>
          <table:table-cell table:style-name="ce273" office:value-type="float" office:value="21" calcext:value-type="float">
            <text:p>21</text:p>
          </table:table-cell>
          <table:table-cell table:style-name="ce273" office:value-type="float" office:value="22" calcext:value-type="float">
            <text:p>22</text:p>
          </table:table-cell>
          <table:table-cell table:style-name="ce350" office:value-type="string" calcext:value-type="string">
            <text:p>reset</text:p>
          </table:table-cell>
          <table:table-cell table:style-name="ce347" office:value-type="string" calcext:value-type="string">
            <text:p>gpio25</text:p>
          </table:table-cell>
          <table:table-cell/>
          <table:table-cell table:style-name="ce252"/>
          <table:table-cell table:style-name="ce273" office:value-type="float" office:value="21" calcext:value-type="float">
            <text:p>21</text:p>
          </table:table-cell>
          <table:table-cell table:style-name="ce273" office:value-type="float" office:value="22" calcext:value-type="float">
            <text:p>22</text:p>
          </table:table-cell>
          <table:table-cell table:style-name="ce350" office:value-type="string" calcext:value-type="string">
            <text:p>reset</text:p>
          </table:table-cell>
          <table:table-cell table:style-name="ce347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251" office:value-type="string" calcext:value-type="string">
            <text:p>sck</text:p>
          </table:table-cell>
          <table:table-cell table:style-name="ce345" office:value-type="float" office:value="11" calcext:value-type="float">
            <text:p>11</text:p>
          </table:table-cell>
          <table:table-cell table:style-name="ce263" office:value-type="string" calcext:value-type="string">
            <text:p>Sclk</text:p>
          </table:table-cell>
          <table:table-cell table:style-name="ce273" office:value-type="float" office:value="23" calcext:value-type="float">
            <text:p>23</text:p>
          </table:table-cell>
          <table:table-cell table:style-name="ce273" office:value-type="float" office:value="24" calcext:value-type="float">
            <text:p>24</text:p>
          </table:table-cell>
          <table:table-cell table:style-name="ce278" office:value-type="string" calcext:value-type="string">
            <text:p>Ce0</text:p>
          </table:table-cell>
          <table:table-cell table:style-name="ce347" office:value-type="float" office:value="8" calcext:value-type="float">
            <text:p>8</text:p>
          </table:table-cell>
          <table:table-cell table:style-name="ce285" office:value-type="string" calcext:value-type="string">
            <text:p>cs</text:p>
          </table:table-cell>
          <table:table-cell table:style-name="ce263"/>
          <table:table-cell table:style-name="ce251" office:value-type="string" calcext:value-type="string">
            <text:p>sck</text:p>
          </table:table-cell>
          <table:table-cell table:style-name="ce273" office:value-type="float" office:value="23" calcext:value-type="float">
            <text:p>23</text:p>
          </table:table-cell>
          <table:table-cell table:style-name="ce273" office:value-type="float" office:value="24" calcext:value-type="float">
            <text:p>24</text:p>
          </table:table-cell>
          <table:table-cell table:style-name="ce285" office:value-type="string" calcext:value-type="string">
            <text:p>cs</text:p>
          </table:table-cell>
          <table:table-cell table:style-name="ce347" office:value-type="string" calcext:value-type="string">
            <text:p>gpio8</text:p>
          </table:table-cell>
          <table:table-cell table:style-name="ce317"/>
          <table:table-cell table:style-name="ce251" office:value-type="string" calcext:value-type="string">
            <text:p>sck</text:p>
          </table:table-cell>
          <table:table-cell table:style-name="ce273" office:value-type="float" office:value="23" calcext:value-type="float">
            <text:p>23</text:p>
          </table:table-cell>
          <table:table-cell table:style-name="ce273" office:value-type="float" office:value="24" calcext:value-type="float">
            <text:p>24</text:p>
          </table:table-cell>
          <table:table-cell table:style-name="ce285" office:value-type="string" calcext:value-type="string">
            <text:p>cs</text:p>
          </table:table-cell>
          <table:table-cell table:style-name="ce278" office:value-type="string" calcext:value-type="string">
            <text:p>Ce0</text:p>
          </table:table-cell>
          <table:table-cell/>
          <table:table-cell table:style-name="ce251" office:value-type="string" calcext:value-type="string">
            <text:p>sck</text:p>
          </table:table-cell>
          <table:table-cell table:style-name="ce273" office:value-type="float" office:value="23" calcext:value-type="float">
            <text:p>23</text:p>
          </table:table-cell>
          <table:table-cell table:style-name="ce273" office:value-type="float" office:value="24" calcext:value-type="float">
            <text:p>24</text:p>
          </table:table-cell>
          <table:table-cell table:style-name="ce285" office:value-type="string" calcext:value-type="string">
            <text:p>cs</text:p>
          </table:table-cell>
          <table:table-cell table:style-name="ce278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263"/>
          <table:table-cell table:style-name="ce271" office:value-type="string" calcext:value-type="string">
            <text:p>0v</text:p>
          </table:table-cell>
          <table:table-cell table:style-name="ce273" office:value-type="float" office:value="25" calcext:value-type="float">
            <text:p>25</text:p>
          </table:table-cell>
          <table:table-cell table:style-name="ce273" office:value-type="float" office:value="26" calcext:value-type="float">
            <text:p>26</text:p>
          </table:table-cell>
          <table:table-cell table:style-name="ce278" office:value-type="string" calcext:value-type="string">
            <text:p>Ce1</text:p>
          </table:table-cell>
          <table:table-cell table:style-name="ce347" office:value-type="float" office:value="7" calcext:value-type="float">
            <text:p>7</text:p>
          </table:table-cell>
          <table:table-cell table:style-name="ce282" office:value-type="string" calcext:value-type="string">
            <text:p>tp cs</text:p>
          </table:table-cell>
          <table:table-cell table:style-name="ce317"/>
          <table:table-cell table:style-name="ce252"/>
          <table:table-cell table:style-name="ce317" table:number-columns-repeated="2"/>
          <table:table-cell table:style-name="ce282" office:value-type="string" calcext:value-type="string">
            <text:p>tp cs</text:p>
          </table:table-cell>
          <table:table-cell table:style-name="ce361" office:value-type="string" calcext:value-type="string">
            <text:p>gpio7</text:p>
          </table:table-cell>
          <table:table-cell table:style-name="ce317"/>
          <table:table-cell table:style-name="ce252"/>
          <table:table-cell table:style-name="ce317" table:number-columns-repeated="2"/>
          <table:table-cell table:style-name="ce252"/>
          <table:table-cell table:number-columns-repeated="2"/>
          <table:table-cell table:style-name="ce252"/>
          <table:table-cell table:style-name="ce317" table:number-columns-repeated="2"/>
          <table:table-cell table:style-name="ce252"/>
          <table:table-cell table:number-columns-repeated="39"/>
        </table:table-row>
        <table:table-row table:style-name="ro1">
          <table:table-cell table:style-name="ce256"/>
          <table:table-cell table:style-name="ce345" office:value-type="string" calcext:value-type="string">
            <text:p>0</text:p>
          </table:table-cell>
          <table:table-cell table:style-name="ce263" office:value-type="string" calcext:value-type="string">
            <text:p>idsd</text:p>
          </table:table-cell>
          <table:table-cell table:style-name="ce273" office:value-type="float" office:value="27" calcext:value-type="float">
            <text:p>27</text:p>
          </table:table-cell>
          <table:table-cell table:style-name="ce273" office:value-type="float" office:value="28" calcext:value-type="float">
            <text:p>28</text:p>
          </table:table-cell>
          <table:table-cell table:style-name="ce278" office:value-type="string" calcext:value-type="string">
            <text:p>idsc</text:p>
          </table:table-cell>
          <table:table-cell table:style-name="ce347" office:value-type="float" office:value="1" calcext:value-type="float">
            <text:p>1</text:p>
          </table:table-cell>
          <table:table-cell table:style-name="ce303"/>
          <table:table-cell table:style-name="ce317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number-columns-repeated="38"/>
        </table:table-row>
        <table:table-row table:style-name="ro1">
          <table:table-cell table:style-name="ce256"/>
          <table:table-cell table:style-name="ce345" office:value-type="float" office:value="5" calcext:value-type="float">
            <text:p>5</text:p>
          </table:table-cell>
          <table:table-cell table:style-name="ce269"/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346" office:value-type="string" calcext:value-type="string">
            <text:p>0v</text:p>
          </table:table-cell>
          <table:table-cell table:style-name="ce282"/>
          <table:table-cell table:style-name="ce303"/>
          <table:table-cell table:style-name="ce317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number-columns-repeated="38"/>
        </table:table-row>
        <table:table-row table:style-name="ro1">
          <table:table-cell/>
          <table:table-cell table:style-name="ce345" office:value-type="float" office:value="6" calcext:value-type="float">
            <text:p>6</text:p>
          </table:table-cell>
          <table:table-cell table:style-name="ce269"/>
          <table:table-cell table:style-name="ce273" office:value-type="float" office:value="31" calcext:value-type="float">
            <text:p>31</text:p>
          </table:table-cell>
          <table:table-cell table:style-name="ce273" office:value-type="float" office:value="32" calcext:value-type="float">
            <text:p>32</text:p>
          </table:table-cell>
          <table:table-cell table:style-name="ce279"/>
          <table:table-cell table:style-name="ce347" office:value-type="float" office:value="12" calcext:value-type="float">
            <text:p>12</text:p>
          </table:table-cell>
          <table:table-cell table:style-name="ce303"/>
          <table:table-cell table:style-name="ce317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number-columns-repeated="38"/>
        </table:table-row>
        <table:table-row table:style-name="ro1">
          <table:table-cell/>
          <table:table-cell table:style-name="ce345" office:value-type="float" office:value="13" calcext:value-type="float">
            <text:p>13</text:p>
          </table:table-cell>
          <table:table-cell table:style-name="ce269"/>
          <table:table-cell table:style-name="ce273" office:value-type="float" office:value="33" calcext:value-type="float">
            <text:p>33</text:p>
          </table:table-cell>
          <table:table-cell table:style-name="ce273" office:value-type="float" office:value="34" calcext:value-type="float">
            <text:p>34</text:p>
          </table:table-cell>
          <table:table-cell table:style-name="ce346" office:value-type="string" calcext:value-type="string">
            <text:p>0v</text:p>
          </table:table-cell>
          <table:table-cell table:style-name="ce282"/>
          <table:table-cell table:style-name="ce303"/>
          <table:table-cell table:style-name="ce317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number-columns-repeated="38"/>
        </table:table-row>
        <table:table-row table:style-name="ro1">
          <table:table-cell/>
          <table:table-cell table:style-name="ce345" office:value-type="float" office:value="19" calcext:value-type="float">
            <text:p>19</text:p>
          </table:table-cell>
          <table:table-cell table:style-name="ce260" office:value-type="string" calcext:value-type="string">
            <text:p>miso</text:p>
          </table:table-cell>
          <table:table-cell table:style-name="ce273" office:value-type="float" office:value="35" calcext:value-type="float">
            <text:p>35</text:p>
          </table:table-cell>
          <table:table-cell table:style-name="ce273" office:value-type="float" office:value="36" calcext:value-type="float">
            <text:p>36</text:p>
          </table:table-cell>
          <table:table-cell table:style-name="ce278" office:value-type="string" calcext:value-type="string">
            <text:p>ce2</text:p>
          </table:table-cell>
          <table:table-cell table:style-name="ce347" office:value-type="float" office:value="16" calcext:value-type="float">
            <text:p>16</text:p>
          </table:table-cell>
          <table:table-cell table:style-name="ce285" office:value-type="string" calcext:value-type="string">
            <text:p>cs</text:p>
          </table:table-cell>
          <table:table-cell table:style-name="ce317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number-columns-repeated="38"/>
        </table:table-row>
        <table:table-row table:style-name="ro1">
          <table:table-cell table:style-name="ce289" office:value-type="string" calcext:value-type="string">
            <text:p>pirq</text:p>
          </table:table-cell>
          <table:table-cell table:style-name="ce345" office:value-type="float" office:value="26" calcext:value-type="float">
            <text:p>26</text:p>
          </table:table-cell>
          <table:table-cell table:style-name="ce269"/>
          <table:table-cell table:style-name="ce273" office:value-type="float" office:value="37" calcext:value-type="float">
            <text:p>37</text:p>
          </table:table-cell>
          <table:table-cell table:style-name="ce273" office:value-type="float" office:value="38" calcext:value-type="float">
            <text:p>38</text:p>
          </table:table-cell>
          <table:table-cell table:style-name="ce278" office:value-type="string" calcext:value-type="string">
            <text:p>mosi</text:p>
          </table:table-cell>
          <table:table-cell table:style-name="ce347" office:value-type="float" office:value="20" calcext:value-type="float">
            <text:p>20</text:p>
          </table:table-cell>
          <table:table-cell table:style-name="ce254" office:value-type="string" calcext:value-type="string">
            <text:p>mosi</text:p>
          </table:table-cell>
          <table:table-cell table:style-name="ce317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number-columns-repeated="38"/>
        </table:table-row>
        <table:table-row table:style-name="ro1">
          <table:table-cell/>
          <table:table-cell table:style-name="ce265"/>
          <table:table-cell table:style-name="ce271" office:value-type="string" calcext:value-type="string">
            <text:p>0v</text:p>
          </table:table-cell>
          <table:table-cell table:style-name="ce27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8" office:value-type="string" calcext:value-type="string">
            <text:p>sclk</text:p>
          </table:table-cell>
          <table:table-cell table:style-name="ce347" office:value-type="float" office:value="21" calcext:value-type="float">
            <text:p>21</text:p>
          </table:table-cell>
          <table:table-cell table:style-name="ce251" office:value-type="string" calcext:value-type="string">
            <text:p>sck</text:p>
          </table:table-cell>
          <table:table-cell table:style-name="ce317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 table:number-columns-repeated="2"/>
          <table:table-cell table:style-name="ce252"/>
          <table:table-cell table:style-name="ce317"/>
          <table:table-cell table:number-columns-repeated="38"/>
        </table:table-row>
        <table:table-row table:style-name="ro2">
          <table:table-cell table:number-columns-repeated="8"/>
          <table:table-cell table:style-name="ce317" table:number-columns-repeated="13"/>
          <table:table-cell table:number-columns-repeated="43"/>
        </table:table-row>
        <table:table-row table:style-name="ro1">
          <table:table-cell table:number-columns-repeated="6"/>
          <table:table-cell table:style-name="ce287"/>
          <table:table-cell table:style-name="Default"/>
          <table:table-cell table:style-name="ce352" office:value-type="float" office:value="2.8" calcext:value-type="float">
            <text:p>2.8</text:p>
          </table:table-cell>
          <table:table-cell table:style-name="ce355" office:value-type="string" calcext:value-type="string">
            <text:p>sck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2" calcext:value-type="float">
            <text:p>2</text:p>
          </table:table-cell>
          <table:table-cell table:style-name="ce359" office:value-type="string" calcext:value-type="string">
            <text:p>sck</text:p>
          </table:table-cell>
          <table:table-cell table:style-name="ce317"/>
          <table:table-cell table:style-name="ce267" office:value-type="float" office:value="2.2" calcext:value-type="float">
            <text:p>2.2</text:p>
          </table:table-cell>
          <table:table-cell table:style-name="ce362" office:value-type="string" calcext:value-type="string">
            <text:p>cs</text:p>
          </table:table-cell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3" calcext:value-type="float">
            <text:p>3</text:p>
          </table:table-cell>
          <table:table-cell table:style-name="ce359" office:value-type="string" calcext:value-type="string">
            <text:p>sck</text:p>
          </table:table-cell>
          <table:table-cell/>
          <table:table-cell table:style-name="ce352" office:value-type="float" office:value="1.8" calcext:value-type="float">
            <text:p>1.8</text:p>
          </table:table-cell>
          <table:table-cell table:style-name="ce271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ce267" office:value-type="string" calcext:value-type="string">
            <text:p>xt2046</text:p>
          </table:table-cell>
          <table:table-cell/>
          <table:table-cell table:style-name="ce24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51" office:value-type="string" calcext:value-type="string">
            <text:p>sck</text:p>
          </table:table-cell>
          <table:table-cell table:style-name="Default"/>
          <table:table-cell table:style-name="ce353" office:value-type="string" calcext:value-type="string">
            <text:p>gpio7</text:p>
          </table:table-cell>
          <table:table-cell table:style-name="ce263" office:value-type="string" calcext:value-type="string">
            <text:p>tp cs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4" calcext:value-type="float">
            <text:p>4</text:p>
          </table:table-cell>
          <table:table-cell table:style-name="ce285" office:value-type="string" calcext:value-type="string">
            <text:p>cs</text:p>
          </table:table-cell>
          <table:table-cell table:style-name="ce317" table:number-columns-repeated="2"/>
          <table:table-cell table:style-name="ce356" office:value-type="string" calcext:value-type="string">
            <text:p>mosi</text:p>
          </table:table-cell>
          <table:table-cell table:style-name="ce273" office:value-type="float" office:value="4" calcext:value-type="float">
            <text:p>4</text:p>
          </table:table-cell>
          <table:table-cell table:style-name="ce273" office:value-type="float" office:value="5" calcext:value-type="float">
            <text:p>5</text:p>
          </table:table-cell>
          <table:table-cell table:style-name="ce348" office:value-type="string" calcext:value-type="string">
            <text:p>rs</text:p>
          </table:table-cell>
          <table:table-cell/>
          <table:table-cell table:style-name="ce317"/>
          <table:table-cell table:style-name="ce247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85" office:value-type="string" calcext:value-type="string">
            <text:p>cs</text:p>
          </table:table-cell>
          <table:table-cell/>
          <table:table-cell table:style-name="ce354"/>
          <table:table-cell table:style-name="ce260" office:value-type="string" calcext:value-type="string">
            <text:p>miso</text:p>
          </table:table-cell>
          <table:table-cell table:style-name="ce273" office:value-type="float" office:value="5" calcext:value-type="float">
            <text:p>5</text:p>
          </table:table-cell>
          <table:table-cell table:style-name="ce273" office:value-type="float" office:value="6" calcext:value-type="float">
            <text:p>6</text:p>
          </table:table-cell>
          <table:table-cell table:style-name="ce288" office:value-type="string" calcext:value-type="string">
            <text:p>miso</text:p>
          </table:table-cell>
          <table:table-cell table:style-name="ce317" table:number-columns-repeated="2"/>
          <table:table-cell table:style-name="ce305" office:value-type="string" calcext:value-type="string">
            <text:p>reset</text:p>
          </table:table-cell>
          <table:table-cell table:style-name="ce273" office:value-type="float" office:value="6" calcext:value-type="float">
            <text:p>6</text:p>
          </table:table-cell>
          <table:table-cell table:style-name="ce273" office:value-type="float" office:value="7" calcext:value-type="float">
            <text:p>7</text:p>
          </table:table-cell>
          <table:table-cell table:style-name="ce349" office:value-type="string" calcext:value-type="string">
            <text:p>0v</text:p>
          </table:table-cell>
          <table:table-cell table:style-name="ce279"/>
          <table:table-cell table:style-name="ce317"/>
          <table:table-cell table:style-name="ce252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68" office:value-type="string" calcext:value-type="string">
            <text:p>din</text:p>
          </table:table-cell>
          <table:table-cell table:style-name="ce254" office:value-type="string" calcext:value-type="string">
            <text:p>mosi</text:p>
          </table:table-cell>
          <table:table-cell table:style-name="Default"/>
          <table:table-cell table:style-name="ce351"/>
          <table:table-cell table:style-name="ce356" office:value-type="string" calcext:value-type="string">
            <text:p>mosi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360" office:value-type="string" calcext:value-type="string">
            <text:p>mosi</text:p>
          </table:table-cell>
          <table:table-cell table:style-name="ce317" table:number-columns-repeated="2"/>
          <table:table-cell table:style-name="ce247" office:value-type="string" calcext:value-type="string">
            <text:p>3.3v</text:p>
          </table:table-cell>
          <table:table-cell table:style-name="ce273" office:value-type="float" office:value="8" calcext:value-type="float">
            <text:p>8</text:p>
          </table:table-cell>
          <table:table-cell table:style-name="ce273" office:value-type="float" office:value="9" calcext:value-type="float">
            <text:p>9</text:p>
          </table:table-cell>
          <table:table-cell table:style-name="ce290" office:value-type="string" calcext:value-type="string">
            <text:p>3.3v</text:p>
          </table:table-cell>
          <table:table-cell table:style-name="ce317" table:number-columns-repeated="2"/>
          <table:table-cell table:style-name="ce252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87"/>
          <table:table-cell table:style-name="Default"/>
          <table:table-cell table:style-name="ce354"/>
          <table:table-cell table:style-name="ce305" office:value-type="string" calcext:value-type="string">
            <text:p>reset</text:p>
          </table:table-cell>
          <table:table-cell table:style-name="ce273" office:value-type="float" office:value="9" calcext:value-type="float">
            <text:p>9</text:p>
          </table:table-cell>
          <table:table-cell table:style-name="ce273" office:value-type="float" office:value="10" calcext:value-type="float">
            <text:p>10</text:p>
          </table:table-cell>
          <table:table-cell table:style-name="ce348" office:value-type="string" calcext:value-type="string">
            <text:p>tp pirq</text:p>
          </table:table-cell>
          <table:table-cell table:style-name="ce348" office:value-type="string" calcext:value-type="string">
            <text:p>gpio23</text:p>
          </table:table-cell>
          <table:table-cell table:style-name="ce317"/>
          <table:table-cell table:style-name="ce247" office:value-type="string" calcext:value-type="string">
            <text:p>led+</text:p>
          </table:table-cell>
          <table:table-cell table:style-name="ce273" office:value-type="float" office:value="10" calcext:value-type="float">
            <text:p>10</text:p>
          </table:table-cell>
          <table:table-cell table:style-name="ce273" office:value-type="float" office:value="11" calcext:value-type="float">
            <text:p>11</text:p>
          </table:table-cell>
          <table:table-cell table:style-name="ce349" office:value-type="string" calcext:value-type="string">
            <text:p>led-</text:p>
          </table:table-cell>
          <table:table-cell table:style-name="ce317" table:number-columns-repeated="2"/>
          <table:table-cell table:style-name="ce252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60" office:value-type="string" calcext:value-type="string">
            <text:p>miso</text:p>
          </table:table-cell>
          <table:table-cell/>
          <table:table-cell table:style-name="ce351"/>
          <table:table-cell table:style-name="ce357" office:value-type="string" calcext:value-type="string">
            <text:p>back</text:p>
          </table:table-cell>
          <table:table-cell table:style-name="ce273" office:value-type="float" office:value="11" calcext:value-type="float">
            <text:p>11</text:p>
          </table:table-cell>
          <table:table-cell table:style-name="ce273" office:value-type="float" office:value="12" calcext:value-type="float">
            <text:p>12</text:p>
          </table:table-cell>
          <table:table-cell table:style-name="ce292"/>
          <table:table-cell table:style-name="ce317" table:number-columns-repeated="2"/>
          <table:table-cell table:style-name="ce271" office:value-type="string" calcext:value-type="string">
            <text:p>led-</text:p>
          </table:table-cell>
          <table:table-cell table:style-name="ce273" office:value-type="float" office:value="12" calcext:value-type="float">
            <text:p>12</text:p>
          </table:table-cell>
          <table:table-cell table:style-name="ce273" office:value-type="float" office:value="13" calcext:value-type="float">
            <text:p>13</text:p>
          </table:table-cell>
          <table:table-cell table:style-name="ce349" office:value-type="string" calcext:value-type="string">
            <text:p>led-</text:p>
          </table:table-cell>
          <table:table-cell table:style-name="ce317" table:number-columns-repeated="2"/>
          <table:table-cell table:style-name="ce305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346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89" office:value-type="string" calcext:value-type="string">
            <text:p>pirq</text:p>
          </table:table-cell>
          <table:table-cell/>
          <table:table-cell table:style-name="ce351"/>
          <table:table-cell table:style-name="ce271" office:value-type="string" calcext:value-type="string">
            <text:p>0v</text:p>
          </table:table-cell>
          <table:table-cell table:style-name="ce273" office:value-type="float" office:value="13" calcext:value-type="float">
            <text:p>13</text:p>
          </table:table-cell>
          <table:table-cell table:style-name="ce273" office:value-type="float" office:value="14" calcext:value-type="float">
            <text:p>14</text:p>
          </table:table-cell>
          <table:table-cell table:style-name="ce290" office:value-type="string" calcext:value-type="string">
            <text:p>3.3v</text:p>
          </table:table-cell>
          <table:table-cell table:style-name="ce317" table:number-columns-repeated="2"/>
          <table:table-cell table:style-name="ce344" office:value-type="string" calcext:value-type="string">
            <text:p>tp y-</text:p>
          </table:table-cell>
          <table:table-cell table:style-name="ce27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17"/>
          <table:table-cell/>
          <table:table-cell table:style-name="ce357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47" office:value-type="string" calcext:value-type="string">
            <text:p>3.3v</text:p>
          </table:table-cell>
          <table:table-cell table:style-name="Default"/>
          <table:table-cell table:style-name="ce351"/>
          <table:table-cell table:style-name="ce317" table:number-columns-repeated="6"/>
          <table:table-cell table:style-name="ce344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17"/>
          <table:table-cell/>
          <table:table-cell table:style-name="ce356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47" office:value-type="string" calcext:value-type="string">
            <text:p>3.3v</text:p>
          </table:table-cell>
          <table:table-cell table:style-name="Default"/>
          <table:table-cell table:number-columns-repeated="6"/>
          <table:table-cell table:style-name="ce317" table:number-columns-repeated="5"/>
          <table:table-cell table:number-columns-repeated="2"/>
          <table:table-cell table:style-name="ce355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317" table:number-columns-repeated="5"/>
          <table:table-cell table:number-columns-repeated="2"/>
          <table:table-cell table:style-name="ce362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317" table:number-columns-repeated="5"/>
          <table:table-cell table:number-columns-repeated="2"/>
          <table:table-cell table:style-name="ce317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317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3" table:number-columns-repeated="2" table:default-cell-style-name="ce262"/>
        <table:table-column table:style-name="co5" table:default-cell-style-name="Default"/>
        <table:table-column table:style-name="co24" table:default-cell-style-name="Default"/>
        <table:table-column table:style-name="co23" table:number-columns-repeated="2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2" table:default-cell-style-name="ce239"/>
        <table:table-column table:style-name="co1" table:default-cell-style-name="ce239"/>
        <table:table-column table:style-name="co1" table:default-cell-style-name="Default"/>
        <table:table-column table:style-name="co28" table:default-cell-style-name="ce241"/>
        <table:table-column table:style-name="co31" table:default-cell-style-name="ce241"/>
        <table:table-column table:style-name="co4" table:default-cell-style-name="ce241"/>
        <table:table-column table:style-name="co32" table:default-cell-style-name="ce241"/>
        <table:table-column table:style-name="co28" table:default-cell-style-name="ce241"/>
        <table:table-column table:style-name="co31" table:default-cell-style-name="ce241"/>
        <table:table-column table:style-name="co18" table:default-cell-style-name="ce241"/>
        <table:table-column table:style-name="co12" table:default-cell-style-name="ce241"/>
        <table:table-column table:style-name="co33" table:default-cell-style-name="ce241"/>
        <table:table-column table:style-name="co34" table:default-cell-style-name="Default"/>
        <table:table-column table:style-name="co31" table:default-cell-style-name="Default"/>
        <table:table-row table:style-name="ro1">
          <table:table-cell table:style-name="ce240" office:value-type="float" office:value="5" calcext:value-type="float">
            <text:p>5</text:p>
          </table:table-cell>
          <table:table-cell table:style-name="ce272" office:value-type="float" office:value="7" calcext:value-type="float">
            <text:p>7</text:p>
          </table:table-cell>
          <table:table-cell table:style-name="ce123" office:value-type="string" calcext:value-type="string">
            <text:p>gpio</text:p>
          </table:table-cell>
          <table:table-cell table:style-name="ce246"/>
          <table:table-cell table:number-columns-repeated="2" table:style-name="ce272" office:value-type="string" calcext:value-type="string">
            <text:p>J8</text:p>
          </table:table-cell>
          <table:table-cell table:style-name="ce275"/>
          <table:table-cell table:style-name="ce123" office:value-type="string" calcext:value-type="string">
            <text:p>gpio</text:p>
          </table:table-cell>
          <table:table-cell table:style-name="ce124" office:value-type="float" office:value="7" calcext:value-type="float">
            <text:p>7</text:p>
          </table:table-cell>
          <table:table-cell table:style-name="ce130" office:value-type="float" office:value="5" calcext:value-type="float">
            <text:p>5</text:p>
          </table:table-cell>
          <table:table-cell table:style-name="ce240"/>
          <table:table-cell/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/>
          <table:table-cell table:style-name="ce377" office:value-type="string" calcext:value-type="string">
            <text:p>output_format <text:s text:c="9"/>= (dpi_output_format &gt;&gt; <text:s/>0) &amp; 0xf;</text:p>
          </table:table-cell>
          <table:table-cell table:style-name="ce377" office:value-type="string" calcext:value-type="string">
            <text:p>&lt;h_active_pixels&gt; = horizontal pixels (width)</text:p>
          </table:table-cell>
          <table:table-cell/>
        </table:table-row>
        <table:table-row table:style-name="ro1">
          <table:table-cell table:number-columns-repeated="2" table:style-name="ce247" office:value-type="string" calcext:value-type="string">
            <text:p>3.3v</text:p>
          </table:table-cell>
          <table:table-cell/>
          <table:table-cell table:style-name="ce247" office:value-type="string" calcext:value-type="string">
            <text:p>3.3v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2" calcext:value-type="float">
            <text:p>2</text:p>
          </table:table-cell>
          <table:table-cell table:style-name="ce276" office:value-type="string" calcext:value-type="string">
            <text:p>5v</text:p>
          </table:table-cell>
          <table:table-cell table:style-name="ce282"/>
          <table:table-cell table:number-columns-repeated="2" table:style-name="ce293" office:value-type="string" calcext:value-type="string">
            <text:p>5v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242" office:value-type="string" calcext:value-type="string">
            <text:p>b3</text:p>
          </table:table-cell>
          <table:table-cell/>
          <table:table-cell table:style-name="ce242" office:value-type="string" calcext:value-type="string">
            <text:p>b2</text:p>
          </table:table-cell>
          <table:table-cell/>
          <table:table-cell table:style-name="ce242" office:value-type="string" calcext:value-type="string">
            <text:p>b0</text:p>
          </table:table-cell>
          <table:table-cell table:style-name="Default"/>
          <table:table-cell table:style-name="ce377" office:value-type="string" calcext:value-type="string">
            <text:p>rgb_order <text:s text:c="13"/>= (dpi_output_format &gt;&gt; <text:s/>4) &amp; 0xf;</text:p>
          </table:table-cell>
          <table:table-cell table:style-name="ce377" office:value-type="string" calcext:value-type="string">
            <text:p>&lt;h_sync_polarity&gt; = invert hsync polarity</text:p>
          </table:table-cell>
          <table:table-cell/>
        </table:table-row>
        <table:table-row table:style-name="ro1">
          <table:table-cell table:style-name="ce252"/>
          <table:table-cell table:style-name="ce231" office:value-type="string" calcext:value-type="string">
            <text:p>vsync</text:p>
          </table:table-cell>
          <table:table-cell table:style-name="ce345" office:value-type="float" office:value="2" calcext:value-type="float">
            <text:p>2</text:p>
          </table:table-cell>
          <table:table-cell table:style-name="ce263" office:value-type="string" calcext:value-type="string">
            <text:p>sda</text:p>
          </table:table-cell>
          <table:table-cell table:style-name="ce273" office:value-type="float" office:value="3" calcext:value-type="float">
            <text:p>3</text:p>
          </table:table-cell>
          <table:table-cell table:style-name="ce273" office:value-type="float" office:value="4" calcext:value-type="float">
            <text:p>4</text:p>
          </table:table-cell>
          <table:table-cell table:style-name="ce276" office:value-type="string" calcext:value-type="string">
            <text:p>5v</text:p>
          </table:table-cell>
          <table:table-cell table:style-name="ce282"/>
          <table:table-cell table:number-columns-repeated="2" table:style-name="ce293" office:value-type="string" calcext:value-type="string">
            <text:p>5v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242" office:value-type="string" calcext:value-type="string">
            <text:p>b4</text:p>
          </table:table-cell>
          <table:table-cell table:number-columns-repeated="2" table:style-name="ce242" office:value-type="string" calcext:value-type="string">
            <text:p>b3</text:p>
          </table:table-cell>
          <table:table-cell/>
          <table:table-cell table:style-name="ce242" office:value-type="string" calcext:value-type="string">
            <text:p>b1</text:p>
          </table:table-cell>
          <table:table-cell table:style-name="Default"/>
          <table:table-cell table:style-name="ce377" office:value-type="string" calcext:value-type="string">
            <text:p>output_enable_mode <text:s text:c="4"/>= (dpi_output_format &gt;&gt; <text:s/>8) &amp; 0x1;</text:p>
          </table:table-cell>
          <table:table-cell table:style-name="ce377" office:value-type="string" calcext:value-type="string">
            <text:p>&lt;h_front_porch&gt; <text:s text:c="2"/>= horizontal forward padding from DE acitve edge</text:p>
          </table:table-cell>
          <table:table-cell/>
        </table:table-row>
        <table:table-row table:style-name="ro1">
          <table:table-cell table:style-name="ce252"/>
          <table:table-cell table:style-name="ce231" office:value-type="string" calcext:value-type="string">
            <text:p>hsync</text:p>
          </table:table-cell>
          <table:table-cell table:style-name="ce345" office:value-type="float" office:value="3" calcext:value-type="float">
            <text:p>3</text:p>
          </table:table-cell>
          <table:table-cell table:style-name="ce263" office:value-type="string" calcext:value-type="string">
            <text:p>sclk</text:p>
          </table:table-cell>
          <table:table-cell table:style-name="ce273" office:value-type="float" office:value="5" calcext:value-type="float">
            <text:p>5</text:p>
          </table:table-cell>
          <table:table-cell table:style-name="ce273" office:value-type="float" office:value="6" calcext:value-type="float">
            <text:p>6</text:p>
          </table:table-cell>
          <table:table-cell table:style-name="ce277" office:value-type="string" calcext:value-type="string">
            <text:p>0v</text:p>
          </table:table-cell>
          <table:table-cell table:style-name="ce282"/>
          <table:table-cell table:number-columns-repeated="2" table:style-name="ce280" office:value-type="string" calcext:value-type="string">
            <text:p>0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242" office:value-type="string" calcext:value-type="string">
            <text:p>b5</text:p>
          </table:table-cell>
          <table:table-cell table:number-columns-repeated="2" table:style-name="ce242" office:value-type="string" calcext:value-type="string">
            <text:p>b4</text:p>
          </table:table-cell>
          <table:table-cell table:number-columns-repeated="2" table:style-name="ce242" office:value-type="string" calcext:value-type="string">
            <text:p>b2</text:p>
          </table:table-cell>
          <table:table-cell table:style-name="Default"/>
          <table:table-cell table:style-name="ce377" office:value-type="string" calcext:value-type="string">
            <text:p>invert_pixel_clock <text:s text:c="4"/>= (dpi_output_format &gt;&gt; <text:s/>9) &amp; 0x1;</text:p>
          </table:table-cell>
          <table:table-cell table:style-name="ce377" office:value-type="string" calcext:value-type="string">
            <text:p>&lt;h_sync_pulse&gt; <text:s text:c="3"/>= hsync pulse width in pixel clocks</text:p>
          </table:table-cell>
          <table:table-cell/>
        </table:table-row>
        <table:table-row table:style-name="ro1">
          <table:table-cell table:style-name="ce118" office:value-type="string" calcext:value-type="string">
            <text:p>b2</text:p>
          </table:table-cell>
          <table:table-cell table:style-name="ce232" office:value-type="string" calcext:value-type="string">
            <text:p>b0</text:p>
          </table:table-cell>
          <table:table-cell table:style-name="ce345" office:value-type="float" office:value="4" calcext:value-type="float">
            <text:p>4</text:p>
          </table:table-cell>
          <table:table-cell table:style-name="ce269"/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78" office:value-type="string" calcext:value-type="string">
            <text:p>txd</text:p>
          </table:table-cell>
          <table:table-cell table:style-name="ce347" office:value-type="float" office:value="14" calcext:value-type="float">
            <text:p>14</text:p>
          </table:table-cell>
          <table:table-cell table:style-name="ce235" office:value-type="string" calcext:value-type="string">
            <text:p>g2</text:p>
          </table:table-cell>
          <table:table-cell table:style-name="ce243" office:value-type="string" calcext:value-type="string">
            <text:p>g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ce242" office:value-type="string" calcext:value-type="string">
            <text:p>b6</text:p>
          </table:table-cell>
          <table:table-cell table:number-columns-repeated="2" table:style-name="ce242" office:value-type="string" calcext:value-type="string">
            <text:p>b5</text:p>
          </table:table-cell>
          <table:table-cell table:number-columns-repeated="2" table:style-name="ce242" office:value-type="string" calcext:value-type="string">
            <text:p>b3</text:p>
          </table:table-cell>
          <table:table-cell table:style-name="Default"/>
          <table:table-cell table:style-name="ce377" office:value-type="string" calcext:value-type="string">
            <text:p>hsync_disable <text:s text:c="9"/>= (dpi_output_format &gt;&gt; 12) &amp; 0x1;</text:p>
          </table:table-cell>
          <table:table-cell table:style-name="ce377" office:value-type="string" calcext:value-type="string">
            <text:p>&lt;h_back_porch&gt; <text:s text:c="3"/>= vertical back padding from DE active edge</text:p>
          </table:table-cell>
          <table:table-cell/>
        </table:table-row>
        <table:table-row table:style-name="ro1">
          <table:table-cell table:number-columns-repeated="2" table:style-name="ce270" office:value-type="string" calcext:value-type="string">
            <text:p>0v</text:p>
          </table:table-cell>
          <table:table-cell table:style-name="ce263"/>
          <table:table-cell table:style-name="ce270" office:value-type="string" calcext:value-type="string">
            <text:p>0v</text:p>
          </table:table-cell>
          <table:table-cell table:style-name="ce273" office:value-type="float" office:value="9" calcext:value-type="float">
            <text:p>9</text:p>
          </table:table-cell>
          <table:table-cell table:style-name="ce273" office:value-type="float" office:value="10" calcext:value-type="float">
            <text:p>10</text:p>
          </table:table-cell>
          <table:table-cell table:style-name="ce278" office:value-type="string" calcext:value-type="string">
            <text:p>rxd</text:p>
          </table:table-cell>
          <table:table-cell table:style-name="ce347" office:value-type="float" office:value="15" calcext:value-type="float">
            <text:p>15</text:p>
          </table:table-cell>
          <table:table-cell table:style-name="ce235" office:value-type="string" calcext:value-type="string">
            <text:p>g3</text:p>
          </table:table-cell>
          <table:table-cell table:style-name="ce243" office:value-type="string" calcext:value-type="string">
            <text:p>g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ce242" office:value-type="string" calcext:value-type="string">
            <text:p>b7</text:p>
          </table:table-cell>
          <table:table-cell table:number-columns-repeated="2" table:style-name="ce242" office:value-type="string" calcext:value-type="string">
            <text:p>b6</text:p>
          </table:table-cell>
          <table:table-cell table:number-columns-repeated="2" table:style-name="ce242" office:value-type="string" calcext:value-type="string">
            <text:p>b4</text:p>
          </table:table-cell>
          <table:table-cell table:style-name="Default"/>
          <table:table-cell table:style-name="ce377" office:value-type="string" calcext:value-type="string">
            <text:p>vsync_disable <text:s text:c="9"/>= (dpi_output_format &gt;&gt; 13) &amp; 0x1;</text:p>
          </table:table-cell>
          <table:table-cell table:style-name="ce377" office:value-type="string" calcext:value-type="string">
            <text:p>&lt;v_active_lines&gt; <text:s/>= vertical pixels height (lines)</text:p>
          </table:table-cell>
          <table:table-cell/>
        </table:table-row>
        <table:table-row table:style-name="ro1">
          <table:table-cell table:style-name="ce234" office:value-type="string" calcext:value-type="string">
            <text:p>r3</text:p>
          </table:table-cell>
          <table:table-cell table:style-name="ce233" office:value-type="string" calcext:value-type="string">
            <text:p>g5</text:p>
          </table:table-cell>
          <table:table-cell table:style-name="ce345" office:value-type="float" office:value="17" calcext:value-type="float">
            <text:p>17</text:p>
          </table:table-cell>
          <table:table-cell table:style-name="ce263" office:value-type="string" calcext:value-type="string">
            <text:p>ce1</text:p>
          </table:table-cell>
          <table:table-cell table:style-name="ce273" office:value-type="float" office:value="11" calcext:value-type="float">
            <text:p>11</text:p>
          </table:table-cell>
          <table:table-cell table:style-name="ce273" office:value-type="float" office:value="12" calcext:value-type="float">
            <text:p>12</text:p>
          </table:table-cell>
          <table:table-cell table:style-name="ce278" office:value-type="string" calcext:value-type="string">
            <text:p>ce0</text:p>
          </table:table-cell>
          <table:table-cell table:style-name="ce347" office:value-type="float" office:value="18" calcext:value-type="float">
            <text:p>18</text:p>
          </table:table-cell>
          <table:table-cell table:style-name="ce235" office:value-type="string" calcext:value-type="string">
            <text:p>g6</text:p>
          </table:table-cell>
          <table:table-cell table:style-name="ce244" office:value-type="string" calcext:value-type="string">
            <text:p>r4</text:p>
          </table:table-cell>
          <table:table-cell/>
          <table:table-cell office:value-type="float" office:value="9" calcext:value-type="float">
            <text:p>9</text:p>
          </table:table-cell>
          <table:table-cell table:style-name="ce243" office:value-type="string" calcext:value-type="string">
            <text:p>g2</text:p>
          </table:table-cell>
          <table:table-cell/>
          <table:table-cell table:number-columns-repeated="2" table:style-name="ce242" office:value-type="string" calcext:value-type="string">
            <text:p>b7</text:p>
          </table:table-cell>
          <table:table-cell table:number-columns-repeated="2" table:style-name="ce242" office:value-type="string" calcext:value-type="string">
            <text:p>b5</text:p>
          </table:table-cell>
          <table:table-cell table:style-name="Default"/>
          <table:table-cell table:style-name="ce377" office:value-type="string" calcext:value-type="string">
            <text:p>output_enable_disable <text:s/>= (dpi_output_format &gt;&gt; 14) &amp; 0x1;</text:p>
          </table:table-cell>
          <table:table-cell table:style-name="ce377" office:value-type="string" calcext:value-type="string">
            <text:p>&lt;v_sync_polarity&gt; = invert vsync polarity</text:p>
          </table:table-cell>
          <table:table-cell/>
        </table:table-row>
        <table:table-row table:style-name="ro1">
          <table:table-cell table:style-name="ce252"/>
          <table:table-cell table:style-name="ce234" office:value-type="string" calcext:value-type="string">
            <text:p>r7</text:p>
          </table:table-cell>
          <table:table-cell table:style-name="ce345" office:value-type="float" office:value="27" calcext:value-type="float">
            <text:p>27</text:p>
          </table:table-cell>
          <table:table-cell table:style-name="ce269"/>
          <table:table-cell table:style-name="ce273" office:value-type="float" office:value="13" calcext:value-type="float">
            <text:p>13</text:p>
          </table:table-cell>
          <table:table-cell table:style-name="ce273" office:value-type="float" office:value="14" calcext:value-type="float">
            <text:p>14</text:p>
          </table:table-cell>
          <table:table-cell table:style-name="ce277" office:value-type="string" calcext:value-type="string">
            <text:p>0v</text:p>
          </table:table-cell>
          <table:table-cell table:style-name="ce282" office:value-type="string" calcext:value-type="string">
            <text:p>-</text:p>
          </table:table-cell>
          <table:table-cell table:number-columns-repeated="2" table:style-name="ce280" office:value-type="string" calcext:value-type="string">
            <text:p>0v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43" office:value-type="string" calcext:value-type="string">
            <text:p>g3</text:p>
          </table:table-cell>
          <table:table-cell table:number-columns-repeated="2"/>
          <table:table-cell table:style-name="ce243" office:value-type="string" calcext:value-type="string">
            <text:p>g2</text:p>
          </table:table-cell>
          <table:table-cell table:number-columns-repeated="2" table:style-name="ce242" office:value-type="string" calcext:value-type="string">
            <text:p>b6</text:p>
          </table:table-cell>
          <table:table-cell table:style-name="Default"/>
          <table:table-cell table:style-name="ce377" office:value-type="string" calcext:value-type="string">
            <text:p>hsync_polarity <text:s text:c="8"/>= (dpi_output_format &gt;&gt; 16) &amp; 0x1;</text:p>
          </table:table-cell>
          <table:table-cell table:style-name="ce377" office:value-type="string" calcext:value-type="string">
            <text:p>&lt;v_front_porch&gt; <text:s text:c="2"/>= vertical forward padding from DE active edge</text:p>
          </table:table-cell>
          <table:table-cell/>
        </table:table-row>
        <table:table-row table:style-name="ro1">
          <table:table-cell table:style-name="ce252"/>
          <table:table-cell table:style-name="ce234" office:value-type="string" calcext:value-type="string">
            <text:p>r2</text:p>
          </table:table-cell>
          <table:table-cell table:style-name="ce345" office:value-type="float" office:value="22" calcext:value-type="float">
            <text:p>22</text:p>
          </table:table-cell>
          <table:table-cell table:style-name="ce269"/>
          <table:table-cell table:style-name="ce273" office:value-type="float" office:value="15" calcext:value-type="float">
            <text:p>15</text:p>
          </table:table-cell>
          <table:table-cell table:style-name="ce273" office:value-type="float" office:value="16" calcext:value-type="float">
            <text:p>16</text:p>
          </table:table-cell>
          <table:table-cell table:style-name="ce279"/>
          <table:table-cell table:style-name="ce347" office:value-type="float" office:value="23" calcext:value-type="float">
            <text:p>23</text:p>
          </table:table-cell>
          <table:table-cell table:style-name="ce236" office:value-type="string" calcext:value-type="string">
            <text:p>r3</text:p>
          </table:table-cell>
          <table:table-cell table:style-name="ce252"/>
          <table:table-cell/>
          <table:table-cell office:value-type="float" office:value="11" calcext:value-type="float">
            <text:p>11</text:p>
          </table:table-cell>
          <table:table-cell table:style-name="ce243" office:value-type="string" calcext:value-type="string">
            <text:p>g4</text:p>
          </table:table-cell>
          <table:table-cell table:number-columns-repeated="2" table:style-name="ce243" office:value-type="string" calcext:value-type="string">
            <text:p>g2</text:p>
          </table:table-cell>
          <table:table-cell table:style-name="ce243" office:value-type="string" calcext:value-type="string">
            <text:p>g3</text:p>
          </table:table-cell>
          <table:table-cell table:number-columns-repeated="2" table:style-name="ce242" office:value-type="string" calcext:value-type="string">
            <text:p>b7</text:p>
          </table:table-cell>
          <table:table-cell table:style-name="Default"/>
          <table:table-cell table:style-name="ce377" office:value-type="string" calcext:value-type="string">
            <text:p>vsync_polarity <text:s text:c="8"/>= (dpi_output_format &gt;&gt; 17) &amp; 0x1;</text:p>
          </table:table-cell>
          <table:table-cell table:style-name="ce377" office:value-type="string" calcext:value-type="string">
            <text:p>&lt;v_sync_pulse&gt; <text:s text:c="3"/>= vsync pulse width in pixel clocks</text:p>
          </table:table-cell>
          <table:table-cell/>
        </table:table-row>
        <table:table-row table:style-name="ro1">
          <table:table-cell table:number-columns-repeated="2" table:style-name="ce247" office:value-type="string" calcext:value-type="string">
            <text:p>3.3v</text:p>
          </table:table-cell>
          <table:table-cell table:style-name="ce263"/>
          <table:table-cell table:style-name="ce247" office:value-type="string" calcext:value-type="string">
            <text:p>3.3v</text:p>
          </table:table-cell>
          <table:table-cell table:style-name="ce27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9"/>
          <table:table-cell table:style-name="ce347" office:value-type="float" office:value="24" calcext:value-type="float">
            <text:p>24</text:p>
          </table:table-cell>
          <table:table-cell table:style-name="ce236" office:value-type="string" calcext:value-type="string">
            <text:p>r4</text:p>
          </table:table-cell>
          <table:table-cell table:style-name="ce252"/>
          <table:table-cell/>
          <table:table-cell office:value-type="float" office:value="12" calcext:value-type="float">
            <text:p>12</text:p>
          </table:table-cell>
          <table:table-cell table:style-name="ce243" office:value-type="string" calcext:value-type="string">
            <text:p>g5</text:p>
          </table:table-cell>
          <table:table-cell table:number-columns-repeated="2" table:style-name="ce243" office:value-type="string" calcext:value-type="string">
            <text:p>g3</text:p>
          </table:table-cell>
          <table:table-cell table:style-name="ce243" office:value-type="string" calcext:value-type="string">
            <text:p>g4</text:p>
          </table:table-cell>
          <table:table-cell/>
          <table:table-cell table:style-name="ce243" office:value-type="string" calcext:value-type="string">
            <text:p>g0</text:p>
          </table:table-cell>
          <table:table-cell table:style-name="Default"/>
          <table:table-cell table:style-name="ce377" office:value-type="string" calcext:value-type="string">
            <text:p>output_enable_polarity = (dpi_output_format &gt;&gt; 18) &amp; 0x1;</text:p>
          </table:table-cell>
          <table:table-cell table:style-name="ce377" office:value-type="string" calcext:value-type="string">
            <text:p>&lt;v_back_porch&gt; <text:s text:c="3"/>= vertical back padding from DE active edge</text:p>
          </table:table-cell>
          <table:table-cell/>
        </table:table-row>
        <table:table-row table:style-name="ro1">
          <table:table-cell table:style-name="ce233" office:value-type="string" calcext:value-type="string">
            <text:p>g2</text:p>
          </table:table-cell>
          <table:table-cell table:style-name="ce232" office:value-type="string" calcext:value-type="string">
            <text:p>b6</text:p>
          </table:table-cell>
          <table:table-cell table:style-name="ce345" office:value-type="float" office:value="10" calcext:value-type="float">
            <text:p>10</text:p>
          </table:table-cell>
          <table:table-cell table:style-name="ce263" office:value-type="string" calcext:value-type="string">
            <text:p>Mosi</text:p>
          </table:table-cell>
          <table:table-cell table:style-name="ce273" office:value-type="float" office:value="19" calcext:value-type="float">
            <text:p>19</text:p>
          </table:table-cell>
          <table:table-cell table:style-name="ce273" office:value-type="float" office:value="20" calcext:value-type="float">
            <text:p>20</text:p>
          </table:table-cell>
          <table:table-cell table:style-name="ce277" office:value-type="string" calcext:value-type="string">
            <text:p>0v</text:p>
          </table:table-cell>
          <table:table-cell table:style-name="ce282"/>
          <table:table-cell table:number-columns-repeated="2" table:style-name="ce280" office:value-type="string" calcext:value-type="string">
            <text:p>0v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43" office:value-type="string" calcext:value-type="string">
            <text:p>g6</text:p>
          </table:table-cell>
          <table:table-cell table:number-columns-repeated="2" table:style-name="ce243" office:value-type="string" calcext:value-type="string">
            <text:p>g4</text:p>
          </table:table-cell>
          <table:table-cell table:style-name="ce243" office:value-type="string" calcext:value-type="string">
            <text:p>g5</text:p>
          </table:table-cell>
          <table:table-cell/>
          <table:table-cell table:style-name="ce243" office:value-type="string" calcext:value-type="string">
            <text:p>g1</text:p>
          </table:table-cell>
          <table:table-cell table:style-name="Default"/>
          <table:table-cell table:style-name="ce377" office:value-type="string" calcext:value-type="string">
            <text:p>hsync_phase <text:s text:c="11"/>= (dpi_output_format &gt;&gt; 20) &amp; 0x1;</text:p>
          </table:table-cell>
          <table:table-cell table:style-name="ce377" office:value-type="string" calcext:value-type="string">
            <text:p>&lt;v_sync_offset_a&gt; = leave at zero</text:p>
          </table:table-cell>
          <table:table-cell/>
        </table:table-row>
        <table:table-row table:style-name="ro1">
          <table:table-cell table:style-name="ce118" office:value-type="string" calcext:value-type="string">
            <text:p>b7</text:p>
          </table:table-cell>
          <table:table-cell table:style-name="ce232" office:value-type="string" calcext:value-type="string">
            <text:p>b5</text:p>
          </table:table-cell>
          <table:table-cell table:style-name="ce345" office:value-type="float" office:value="9" calcext:value-type="float">
            <text:p>9</text:p>
          </table:table-cell>
          <table:table-cell table:style-name="ce263" office:value-type="string" calcext:value-type="string">
            <text:p>Miso</text:p>
          </table:table-cell>
          <table:table-cell table:style-name="ce273" office:value-type="float" office:value="21" calcext:value-type="float">
            <text:p>21</text:p>
          </table:table-cell>
          <table:table-cell table:style-name="ce273" office:value-type="float" office:value="22" calcext:value-type="float">
            <text:p>22</text:p>
          </table:table-cell>
          <table:table-cell table:style-name="ce279"/>
          <table:table-cell table:style-name="ce347" office:value-type="float" office:value="25" calcext:value-type="float">
            <text:p>25</text:p>
          </table:table-cell>
          <table:table-cell table:style-name="ce236" office:value-type="string" calcext:value-type="string">
            <text:p>r5</text:p>
          </table:table-cell>
          <table:table-cell table:style-name="ce252"/>
          <table:table-cell/>
          <table:table-cell office:value-type="float" office:value="14" calcext:value-type="float">
            <text:p>14</text:p>
          </table:table-cell>
          <table:table-cell table:style-name="ce243" office:value-type="string" calcext:value-type="string">
            <text:p>g7</text:p>
          </table:table-cell>
          <table:table-cell table:number-columns-repeated="2" table:style-name="ce243" office:value-type="string" calcext:value-type="string">
            <text:p>g5</text:p>
          </table:table-cell>
          <table:table-cell table:style-name="ce243" office:value-type="string" calcext:value-type="string">
            <text:p>g6</text:p>
          </table:table-cell>
          <table:table-cell table:number-columns-repeated="2" table:style-name="ce243" office:value-type="string" calcext:value-type="string">
            <text:p>g2</text:p>
          </table:table-cell>
          <table:table-cell table:style-name="Default"/>
          <table:table-cell table:style-name="ce377" office:value-type="string" calcext:value-type="string">
            <text:p>vsync_phase <text:s text:c="11"/>= (dpi_output_format &gt;&gt; 21) &amp; 0x1;</text:p>
          </table:table-cell>
          <table:table-cell table:style-name="ce377" office:value-type="string" calcext:value-type="string">
            <text:p>&lt;v_sync_offset_b&gt; = leave at zero</text:p>
          </table:table-cell>
          <table:table-cell/>
        </table:table-row>
        <table:table-row table:style-name="ro1">
          <table:table-cell table:style-name="ce233" office:value-type="string" calcext:value-type="string">
            <text:p>g3</text:p>
          </table:table-cell>
          <table:table-cell table:style-name="ce232" office:value-type="string" calcext:value-type="string">
            <text:p>b7</text:p>
          </table:table-cell>
          <table:table-cell table:style-name="ce345" office:value-type="float" office:value="11" calcext:value-type="float">
            <text:p>11</text:p>
          </table:table-cell>
          <table:table-cell table:style-name="ce263" office:value-type="string" calcext:value-type="string">
            <text:p>Sclk</text:p>
          </table:table-cell>
          <table:table-cell table:style-name="ce273" office:value-type="float" office:value="23" calcext:value-type="float">
            <text:p>23</text:p>
          </table:table-cell>
          <table:table-cell table:style-name="ce273" office:value-type="float" office:value="24" calcext:value-type="float">
            <text:p>24</text:p>
          </table:table-cell>
          <table:table-cell table:style-name="ce278" office:value-type="string" calcext:value-type="string">
            <text:p>Ce0</text:p>
          </table:table-cell>
          <table:table-cell table:style-name="ce347" office:value-type="float" office:value="8" calcext:value-type="float">
            <text:p>8</text:p>
          </table:table-cell>
          <table:table-cell table:style-name="ce237" office:value-type="string" calcext:value-type="string">
            <text:p>b4</text:p>
          </table:table-cell>
          <table:table-cell table:style-name="ce242" office:value-type="string" calcext:value-type="string">
            <text:p>b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44" office:value-type="string" calcext:value-type="string">
            <text:p>r3</text:p>
          </table:table-cell>
          <table:table-cell table:number-columns-repeated="2" table:style-name="ce243" office:value-type="string" calcext:value-type="string">
            <text:p>g6</text:p>
          </table:table-cell>
          <table:table-cell table:style-name="ce243" office:value-type="string" calcext:value-type="string">
            <text:p>g7</text:p>
          </table:table-cell>
          <table:table-cell table:number-columns-repeated="2" table:style-name="ce243" office:value-type="string" calcext:value-type="string">
            <text:p>g3</text:p>
          </table:table-cell>
          <table:table-cell table:style-name="Default"/>
          <table:table-cell table:style-name="ce377" office:value-type="string" calcext:value-type="string">
            <text:p>output_enable_phase <text:s text:c="3"/>= (dpi_output_format &gt;&gt; 22) &amp; 0x1;</text:p>
          </table:table-cell>
          <table:table-cell table:style-name="ce377" office:value-type="string" calcext:value-type="string">
            <text:p>&lt;pixel_rep&gt; <text:s text:c="6"/>= leave at zero</text:p>
          </table:table-cell>
          <table:table-cell/>
        </table:table-row>
        <table:table-row table:style-name="ro1">
          <table:table-cell table:number-columns-repeated="2" table:style-name="ce270" office:value-type="string" calcext:value-type="string">
            <text:p>0v</text:p>
          </table:table-cell>
          <table:table-cell table:style-name="ce263"/>
          <table:table-cell table:style-name="ce270" office:value-type="string" calcext:value-type="string">
            <text:p>0v</text:p>
          </table:table-cell>
          <table:table-cell table:style-name="ce273" office:value-type="float" office:value="25" calcext:value-type="float">
            <text:p>25</text:p>
          </table:table-cell>
          <table:table-cell table:style-name="ce273" office:value-type="float" office:value="26" calcext:value-type="float">
            <text:p>26</text:p>
          </table:table-cell>
          <table:table-cell table:style-name="ce278" office:value-type="string" calcext:value-type="string">
            <text:p>Ce1</text:p>
          </table:table-cell>
          <table:table-cell table:style-name="ce347" office:value-type="float" office:value="7" calcext:value-type="float">
            <text:p>7</text:p>
          </table:table-cell>
          <table:table-cell table:style-name="ce237" office:value-type="string" calcext:value-type="string">
            <text:p>b3</text:p>
          </table:table-cell>
          <table:table-cell table:style-name="ce242" office:value-type="string" calcext:value-type="string">
            <text:p>b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4" office:value-type="string" calcext:value-type="string">
            <text:p>r4</text:p>
          </table:table-cell>
          <table:table-cell table:number-columns-repeated="2" table:style-name="ce243" office:value-type="string" calcext:value-type="string">
            <text:p>g7</text:p>
          </table:table-cell>
          <table:table-cell table:style-name="ce244" office:value-type="string" calcext:value-type="string">
            <text:p>r2</text:p>
          </table:table-cell>
          <table:table-cell table:number-columns-repeated="2" table:style-name="ce243" office:value-type="string" calcext:value-type="string">
            <text:p>g4</text:p>
          </table:table-cell>
          <table:table-cell table:style-name="Default"/>
          <table:table-cell table:style-name="ce377" office:value-type="string" calcext:value-type="string">
            <text:p>output_format:</text:p>
          </table:table-cell>
          <table:table-cell table:style-name="ce377" office:value-type="string" calcext:value-type="string">
            <text:p>&lt;frame_rate&gt; <text:s text:c="5"/>= screen refresh rate in Hz</text:p>
          </table:table-cell>
          <table:table-cell/>
        </table:table-row>
        <table:table-row table:style-name="ro1">
          <table:table-cell table:number-columns-repeated="2" table:style-name="ce231" office:value-type="string" calcext:value-type="string">
            <text:p>clk</text:p>
          </table:table-cell>
          <table:table-cell table:style-name="ce345" office:value-type="string" calcext:value-type="string">
            <text:p>0</text:p>
          </table:table-cell>
          <table:table-cell table:style-name="ce263" office:value-type="string" calcext:value-type="string">
            <text:p>id_sd</text:p>
          </table:table-cell>
          <table:table-cell table:style-name="ce273" office:value-type="float" office:value="27" calcext:value-type="float">
            <text:p>27</text:p>
          </table:table-cell>
          <table:table-cell table:style-name="ce273" office:value-type="float" office:value="28" calcext:value-type="float">
            <text:p>28</text:p>
          </table:table-cell>
          <table:table-cell table:style-name="ce278" office:value-type="string" calcext:value-type="string">
            <text:p>id_sc</text:p>
          </table:table-cell>
          <table:table-cell table:style-name="ce347" office:value-type="float" office:value="1" calcext:value-type="float">
            <text:p>1</text:p>
          </table:table-cell>
          <table:table-cell table:style-name="ce238" office:value-type="string" calcext:value-type="string">
            <text:p>den</text:p>
          </table:table-cell>
          <table:table-cell table:style-name="ce252"/>
          <table:table-cell/>
          <table:table-cell office:value-type="float" office:value="17" calcext:value-type="float">
            <text:p>17</text:p>
          </table:table-cell>
          <table:table-cell table:style-name="ce244" office:value-type="string" calcext:value-type="string">
            <text:p>r5</text:p>
          </table:table-cell>
          <table:table-cell table:number-columns-repeated="2"/>
          <table:table-cell table:style-name="ce244" office:value-type="string" calcext:value-type="string">
            <text:p>r3</text:p>
          </table:table-cell>
          <table:table-cell table:number-columns-repeated="2" table:style-name="ce243" office:value-type="string" calcext:value-type="string">
            <text:p>g5</text:p>
          </table:table-cell>
          <table:table-cell table:style-name="Default"/>
          <table:table-cell table:style-name="ce377" office:value-type="string" calcext:value-type="string">
            <text:p><text:s text:c="3"/>1: DPI_OUTPUT_FORMAT_9BIT_666</text:p>
          </table:table-cell>
          <table:table-cell table:style-name="ce377" office:value-type="string" calcext:value-type="string">
            <text:p>&lt;interlaced&gt; <text:s text:c="5"/>= leave at zero</text:p>
          </table:table-cell>
          <table:table-cell/>
        </table:table-row>
        <table:table-row table:style-name="ro1">
          <table:table-cell table:style-name="ce118" office:value-type="string" calcext:value-type="string">
            <text:p>b3</text:p>
          </table:table-cell>
          <table:table-cell table:style-name="ce232" office:value-type="string" calcext:value-type="string">
            <text:p>b1</text:p>
          </table:table-cell>
          <table:table-cell table:style-name="ce345" office:value-type="float" office:value="5" calcext:value-type="float">
            <text:p>5</text:p>
          </table:table-cell>
          <table:table-cell table:style-name="ce269"/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80" office:value-type="string" calcext:value-type="string">
            <text:p>0v</text:p>
          </table:table-cell>
          <table:table-cell table:style-name="ce282"/>
          <table:table-cell table:number-columns-repeated="2" table:style-name="ce280" office:value-type="string" calcext:value-type="string">
            <text:p>0v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44" office:value-type="string" calcext:value-type="string">
            <text:p>r6</text:p>
          </table:table-cell>
          <table:table-cell table:number-columns-repeated="2"/>
          <table:table-cell table:style-name="ce244" office:value-type="string" calcext:value-type="string">
            <text:p>r4</text:p>
          </table:table-cell>
          <table:table-cell table:number-columns-repeated="2" table:style-name="ce243" office:value-type="string" calcext:value-type="string">
            <text:p>g6</text:p>
          </table:table-cell>
          <table:table-cell table:style-name="Default"/>
          <table:table-cell table:style-name="ce377" office:value-type="string" calcext:value-type="string">
            <text:p><text:s text:c="3"/>2: DPI_OUTPUT_FORMAT_16BIT_565_CFG1</text:p>
          </table:table-cell>
          <table:table-cell table:style-name="ce377" office:value-type="string" calcext:value-type="string">
            <text:p>&lt;pixel_freq&gt; <text:s text:c="5"/>= clock frequency (width*height*framerate)</text:p>
          </table:table-cell>
          <table:table-cell/>
        </table:table-row>
        <table:table-row table:style-name="ro1">
          <table:table-cell table:style-name="ce118" office:value-type="string" calcext:value-type="string">
            <text:p>b4</text:p>
          </table:table-cell>
          <table:table-cell table:style-name="ce232" office:value-type="string" calcext:value-type="string">
            <text:p>b2</text:p>
          </table:table-cell>
          <table:table-cell table:style-name="ce345" office:value-type="float" office:value="6" calcext:value-type="float">
            <text:p>6</text:p>
          </table:table-cell>
          <table:table-cell table:style-name="ce269"/>
          <table:table-cell table:style-name="ce273" office:value-type="float" office:value="31" calcext:value-type="float">
            <text:p>31</text:p>
          </table:table-cell>
          <table:table-cell table:style-name="ce273" office:value-type="float" office:value="32" calcext:value-type="float">
            <text:p>32</text:p>
          </table:table-cell>
          <table:table-cell table:style-name="ce279"/>
          <table:table-cell table:style-name="ce347" office:value-type="float" office:value="12" calcext:value-type="float">
            <text:p>12</text:p>
          </table:table-cell>
          <table:table-cell table:style-name="ce235" office:value-type="string" calcext:value-type="string">
            <text:p>g0</text:p>
          </table:table-cell>
          <table:table-cell table:style-name="ce243" office:value-type="string" calcext:value-type="string">
            <text:p>g4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44" office:value-type="string" calcext:value-type="string">
            <text:p>r7</text:p>
          </table:table-cell>
          <table:table-cell table:number-columns-repeated="2"/>
          <table:table-cell table:style-name="ce244" office:value-type="string" calcext:value-type="string">
            <text:p>r5</text:p>
          </table:table-cell>
          <table:table-cell table:number-columns-repeated="2" table:style-name="ce243" office:value-type="string" calcext:value-type="string">
            <text:p>g7</text:p>
          </table:table-cell>
          <table:table-cell table:style-name="Default"/>
          <table:table-cell table:style-name="ce377" office:value-type="string" calcext:value-type="string">
            <text:p><text:s text:c="3"/>3: DPI_OUTPUT_FORMAT_16BIT_565_CFG2</text:p>
          </table:table-cell>
          <table:table-cell table:style-name="ce377" office:value-type="string" calcext:value-type="string">
            <text:p>&lt;aspect_ratio&gt; <text:s text:c="3"/>= *</text:p>
          </table:table-cell>
          <table:table-cell/>
        </table:table-row>
        <table:table-row table:style-name="ro1">
          <table:table-cell table:style-name="ce233" office:value-type="string" calcext:value-type="string">
            <text:p>g5</text:p>
          </table:table-cell>
          <table:table-cell table:style-name="ce233" office:value-type="string" calcext:value-type="string">
            <text:p>g1</text:p>
          </table:table-cell>
          <table:table-cell table:style-name="ce345" office:value-type="float" office:value="13" calcext:value-type="float">
            <text:p>13</text:p>
          </table:table-cell>
          <table:table-cell table:style-name="ce269"/>
          <table:table-cell table:style-name="ce273" office:value-type="float" office:value="33" calcext:value-type="float">
            <text:p>33</text:p>
          </table:table-cell>
          <table:table-cell table:style-name="ce273" office:value-type="float" office:value="34" calcext:value-type="float">
            <text:p>34</text:p>
          </table:table-cell>
          <table:table-cell table:style-name="ce280" office:value-type="string" calcext:value-type="string">
            <text:p>0v</text:p>
          </table:table-cell>
          <table:table-cell table:style-name="ce282"/>
          <table:table-cell table:number-columns-repeated="2" table:style-name="ce280" office:value-type="string" calcext:value-type="string">
            <text:p>0v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44" office:value-type="string" calcext:value-type="string">
            <text:p>r3</text:p>
          </table:table-cell>
          <table:table-cell/>
          <table:table-cell table:style-name="ce244" office:value-type="string" calcext:value-type="string">
            <text:p>r6</text:p>
          </table:table-cell>
          <table:table-cell/>
          <table:table-cell table:style-name="ce244" office:value-type="string" calcext:value-type="string">
            <text:p>r0</text:p>
          </table:table-cell>
          <table:table-cell table:style-name="Default"/>
          <table:table-cell table:style-name="ce377" office:value-type="string" calcext:value-type="string">
            <text:p><text:s text:c="3"/>4: DPI_OUTPUT_FORMAT_16BIT_565_CFG3</text:p>
          </table:table-cell>
          <table:table-cell table:style-name="ce377" office:value-type="string" calcext:value-type="string">
            <text:p>* The aspect ratio can be set to one of eight values (choose closest for your screen):</text:p>
          </table:table-cell>
          <table:table-cell/>
        </table:table-row>
        <table:table-row table:style-name="ro1">
          <table:table-cell table:style-name="ce234" office:value-type="string" calcext:value-type="string">
            <text:p>r5</text:p>
          </table:table-cell>
          <table:table-cell table:style-name="ce233" office:value-type="string" calcext:value-type="string">
            <text:p>g7</text:p>
          </table:table-cell>
          <table:table-cell table:style-name="ce345" office:value-type="float" office:value="19" calcext:value-type="float">
            <text:p>19</text:p>
          </table:table-cell>
          <table:table-cell table:style-name="ce263" office:value-type="string" calcext:value-type="string">
            <text:p>miso</text:p>
          </table:table-cell>
          <table:table-cell table:style-name="ce273" office:value-type="float" office:value="35" calcext:value-type="float">
            <text:p>35</text:p>
          </table:table-cell>
          <table:table-cell table:style-name="ce273" office:value-type="float" office:value="36" calcext:value-type="float">
            <text:p>36</text:p>
          </table:table-cell>
          <table:table-cell table:style-name="ce278" office:value-type="string" calcext:value-type="string">
            <text:p>ce2</text:p>
          </table:table-cell>
          <table:table-cell table:style-name="ce347" office:value-type="float" office:value="16" calcext:value-type="float">
            <text:p>16</text:p>
          </table:table-cell>
          <table:table-cell table:style-name="ce235" office:value-type="string" calcext:value-type="string">
            <text:p>g4</text:p>
          </table:table-cell>
          <table:table-cell table:style-name="ce244" office:value-type="string" calcext:value-type="string">
            <text:p>r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44" office:value-type="string" calcext:value-type="string">
            <text:p>r4</text:p>
          </table:table-cell>
          <table:table-cell table:style-name="ce244" office:value-type="string" calcext:value-type="string">
            <text:p>r3</text:p>
          </table:table-cell>
          <table:table-cell table:style-name="ce244" office:value-type="string" calcext:value-type="string">
            <text:p>r7</text:p>
          </table:table-cell>
          <table:table-cell/>
          <table:table-cell table:style-name="ce244" office:value-type="string" calcext:value-type="string">
            <text:p>r1</text:p>
          </table:table-cell>
          <table:table-cell table:style-name="Default"/>
          <table:table-cell table:style-name="ce377" office:value-type="string" calcext:value-type="string">
            <text:p><text:s text:c="3"/>5: DPI_OUTPUT_FORMAT_18BIT_666_CFG1</text:p>
          </table:table-cell>
          <table:table-cell table:style-name="ce377" office:value-type="string" calcext:value-type="string">
            <text:p>HDMI_ASPECT_4_3 = 1</text:p>
          </table:table-cell>
          <table:table-cell/>
        </table:table-row>
        <table:table-row table:style-name="ro1">
          <table:table-cell table:style-name="ce252"/>
          <table:table-cell table:style-name="ce234" office:value-type="string" calcext:value-type="string">
            <text:p>r6</text:p>
          </table:table-cell>
          <table:table-cell table:style-name="ce345" office:value-type="float" office:value="26" calcext:value-type="float">
            <text:p>26</text:p>
          </table:table-cell>
          <table:table-cell table:style-name="ce269"/>
          <table:table-cell table:style-name="ce273" office:value-type="float" office:value="37" calcext:value-type="float">
            <text:p>37</text:p>
          </table:table-cell>
          <table:table-cell table:style-name="ce273" office:value-type="float" office:value="38" calcext:value-type="float">
            <text:p>38</text:p>
          </table:table-cell>
          <table:table-cell table:style-name="ce278" office:value-type="string" calcext:value-type="string">
            <text:p>mosi</text:p>
          </table:table-cell>
          <table:table-cell table:style-name="ce347" office:value-type="float" office:value="20" calcext:value-type="float">
            <text:p>20</text:p>
          </table:table-cell>
          <table:table-cell table:style-name="ce236" office:value-type="string" calcext:value-type="string">
            <text:p>r0</text:p>
          </table:table-cell>
          <table:table-cell table:style-name="ce244" office:value-type="string" calcext:value-type="string">
            <text:p>r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44" office:value-type="string" calcext:value-type="string">
            <text:p>r5</text:p>
          </table:table-cell>
          <table:table-cell table:style-name="ce244" office:value-type="string" calcext:value-type="string">
            <text:p>r4</text:p>
          </table:table-cell>
          <table:table-cell/>
          <table:table-cell table:number-columns-repeated="2" table:style-name="ce244" office:value-type="string" calcext:value-type="string">
            <text:p>r2</text:p>
          </table:table-cell>
          <table:table-cell table:style-name="Default"/>
          <table:table-cell table:style-name="ce377" office:value-type="string" calcext:value-type="string">
            <text:p><text:s text:c="3"/>6: DPI_OUTPUT_FORMAT_18BIT_666_CFG2</text:p>
          </table:table-cell>
          <table:table-cell table:style-name="ce377" office:value-type="string" calcext:value-type="string">
            <text:p>HDMI_ASPECT_14_9 = 2</text:p>
          </table:table-cell>
          <table:table-cell/>
        </table:table-row>
        <table:table-row table:style-name="ro1">
          <table:table-cell table:number-columns-repeated="2" table:style-name="ce270" office:value-type="string" calcext:value-type="string">
            <text:p>0v</text:p>
          </table:table-cell>
          <table:table-cell table:style-name="ce265"/>
          <table:table-cell table:style-name="ce270" office:value-type="string" calcext:value-type="string">
            <text:p>0v</text:p>
          </table:table-cell>
          <table:table-cell table:style-name="ce27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8" office:value-type="string" calcext:value-type="string">
            <text:p>sclk</text:p>
          </table:table-cell>
          <table:table-cell table:style-name="ce347" office:value-type="float" office:value="21" calcext:value-type="float">
            <text:p>21</text:p>
          </table:table-cell>
          <table:table-cell table:style-name="ce236" office:value-type="string" calcext:value-type="string">
            <text:p>r1</text:p>
          </table:table-cell>
          <table:table-cell table:style-name="ce244" office:value-type="string" calcext:value-type="string">
            <text:p>r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244" office:value-type="string" calcext:value-type="string">
            <text:p>r6</text:p>
          </table:table-cell>
          <table:table-cell table:style-name="ce244" office:value-type="string" calcext:value-type="string">
            <text:p>r5</text:p>
          </table:table-cell>
          <table:table-cell/>
          <table:table-cell table:number-columns-repeated="2" table:style-name="ce244" office:value-type="string" calcext:value-type="string">
            <text:p>r3</text:p>
          </table:table-cell>
          <table:table-cell table:style-name="Default"/>
          <table:table-cell table:style-name="ce377" office:value-type="string" calcext:value-type="string">
            <text:p><text:s text:c="3"/>7: DPI_OUTPUT_FORMAT_24BIT_888</text:p>
          </table:table-cell>
          <table:table-cell table:style-name="ce377" office:value-type="string" calcext:value-type="string">
            <text:p>HDMI_ASPECT_16_9 = 3</text:p>
          </table:table-cell>
          <table:table-cell/>
        </table:table-row>
        <table:table-row table:style-name="ro3">
          <table:table-cell table:number-columns-repeated="11"/>
          <table:table-cell office:value-type="float" office:value="24" calcext:value-type="float">
            <text:p>24</text:p>
          </table:table-cell>
          <table:table-cell/>
          <table:table-cell table:style-name="ce244" office:value-type="string" calcext:value-type="string">
            <text:p>r7</text:p>
          </table:table-cell>
          <table:table-cell table:style-name="ce244" office:value-type="string" calcext:value-type="string">
            <text:p>r6</text:p>
          </table:table-cell>
          <table:table-cell/>
          <table:table-cell table:number-columns-repeated="2" table:style-name="ce244" office:value-type="string" calcext:value-type="string">
            <text:p>r4</text:p>
          </table:table-cell>
          <table:table-cell table:style-name="Default"/>
          <table:table-cell table:style-name="ce377" office:value-type="string" calcext:value-type="string">
            <text:p>rgb_order:</text:p>
          </table:table-cell>
          <table:table-cell table:style-name="ce377" office:value-type="string" calcext:value-type="string">
            <text:p>HDMI_ASPECT_5_4 = 4</text:p>
          </table:table-cell>
          <table:table-cell/>
        </table:table-row>
        <table:table-row table:style-name="ro3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2"/>
          <table:table-cell table:style-name="ce244" office:value-type="string" calcext:value-type="string">
            <text:p>r7</text:p>
          </table:table-cell>
          <table:table-cell/>
          <table:table-cell table:number-columns-repeated="2" table:style-name="ce244" office:value-type="string" calcext:value-type="string">
            <text:p>r5</text:p>
          </table:table-cell>
          <table:table-cell table:style-name="Default"/>
          <table:table-cell table:style-name="ce377" office:value-type="string" calcext:value-type="string">
            <text:p><text:s text:c="3"/>1: DPI_RGB_ORDER_RGB</text:p>
          </table:table-cell>
          <table:table-cell table:style-name="ce377" office:value-type="string" calcext:value-type="string">
            <text:p>HDMI_ASPECT_16_10 = 5</text:p>
          </table:table-cell>
          <table:table-cell/>
        </table:table-row>
        <table:table-row table:style-name="ro3"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244" office:value-type="string" calcext:value-type="string">
            <text:p>r6</text:p>
          </table:table-cell>
          <table:table-cell table:style-name="Default"/>
          <table:table-cell table:style-name="ce377" office:value-type="string" calcext:value-type="string">
            <text:p><text:s text:c="3"/>2: DPI_RGB_ORDER_BGR</text:p>
          </table:table-cell>
          <table:table-cell table:style-name="ce377" office:value-type="string" calcext:value-type="string">
            <text:p>HDMI_ASPECT_15_9 = 6</text:p>
          </table:table-cell>
          <table:table-cell/>
        </table:table-row>
        <table:table-row table:style-name="ro3"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244" office:value-type="string" calcext:value-type="string">
            <text:p>r7</text:p>
          </table:table-cell>
          <table:table-cell table:style-name="Default"/>
          <table:table-cell table:style-name="ce377" office:value-type="string" calcext:value-type="string">
            <text:p><text:s text:c="3"/>3: DPI_RGB_ORDER_GRB</text:p>
          </table:table-cell>
          <table:table-cell table:style-name="ce377" office:value-type="string" calcext:value-type="string">
            <text:p>HDMI_ASPECT_21_9 = 7</text:p>
          </table:table-cell>
          <table:table-cell/>
        </table:table-row>
        <table:table-row table:style-name="ro3">
          <table:table-cell table:number-columns-repeated="19"/>
          <table:table-cell table:style-name="ce377" office:value-type="string" calcext:value-type="string">
            <text:p><text:s text:c="3"/>4: DPI_RGB_ORDER_BRG</text:p>
          </table:table-cell>
          <table:table-cell table:style-name="ce377" office:value-type="string" calcext:value-type="string">
            <text:p>HDMI_ASPECT_64_27 = 8 </text:p>
          </table:table-cell>
          <table:table-cell/>
        </table:table-row>
        <table:table-row table:style-name="ro3">
          <table:table-cell table:number-columns-repeated="19"/>
          <table:table-cell table:style-name="ce377" office:value-type="string" calcext:value-type="string">
            <text:p>output_enable_mode: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377" office:value-type="string" calcext:value-type="string">
            <text:p><text:s text:c="3"/>0: DPI_OUTPUT_ENABLE_MODE_DATA_VALID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377" office:value-type="string" calcext:value-type="string">
            <text:p><text:s text:c="3"/>1: DPI_OUTPUT_ENABLE_MODE_COMBINED_SYNCS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377" office:value-type="string" calcext:value-type="string">
            <text:p>invert_pixel_clock:</text:p>
          </table:table-cell>
          <table:table-cell table:number-columns-repeated="2"/>
        </table:table-row>
        <table:table-row table:style-name="ro4">
          <table:table-cell table:number-columns-repeated="19"/>
          <table:table-cell table:style-name="ce377" office:value-type="string" calcext:value-type="string">
            <text:p><text:s text:c="3"/>0: RGB Data changes on rising edge and is stable at falling edge</text:p>
          </table:table-cell>
          <table:table-cell table:style-name="ce377" office:value-type="string" calcext:value-type="string">
            <text:p>dpi_timings=&lt;h_active_pixels&gt; &lt;h_sync_polarity&gt; &lt;h_front_porch&gt; &lt;h_sync_pulse&gt; &lt;h_back_porch&gt; &lt;v_active_lines&gt; &lt;v_sync_polarity&gt; &lt;v_front_porch&gt; &lt;v_sync_pulse&gt; &lt;v_back_porch&gt; &lt;v_sync_offset_a&gt; &lt;v_sync_offset_b&gt; &lt;pixel_rep&gt; &lt;frame_rate&gt; &lt;interlaced&gt; &lt;pixel_freq&gt; &lt;aspect_ratio&gt;</text:p>
          </table:table-cell>
          <table:table-cell/>
        </table:table-row>
        <table:table-row table:style-name="ro5">
          <table:table-cell table:number-columns-repeated="19"/>
          <table:table-cell table:style-name="ce377" office:value-type="string" calcext:value-type="string">
            <text:p><text:s text:c="3"/>1: RGB Data changes on falling edge and is stable at rising edge.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377" office:value-type="string" calcext:value-type="string">
            <text:p>hsync/vsync/output_enable_polarity: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377" office:value-type="string" calcext:value-type="string">
            <text:p><text:s text:c="3"/>0: default for HDMI mode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377" office:value-type="string" calcext:value-type="string">
            <text:p><text:s text:c="3"/>1: inverted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377" office:value-type="string" calcext:value-type="string">
            <text:p>hsync/vsync/oe phases: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377" office:value-type="string" calcext:value-type="string">
            <text:p><text:s text:c="3"/>0: DPI_PHASE_POSEDGE</text:p>
          </table:table-cell>
          <table:table-cell table:number-columns-repeated="2"/>
        </table:table-row>
        <table:table-row table:style-name="ro3">
          <table:table-cell table:number-columns-repeated="19"/>
          <table:table-cell table:style-name="ce377" office:value-type="string" calcext:value-type="string">
            <text:p><text:s text:c="3"/>1: DPI_PHASE_NEGEDGE </text:p>
          </table:table-cell>
          <table:table-cell table:number-columns-repeated="2"/>
        </table:table-row>
        <table:table-row table:style-name="ro3" table:number-rows-repeated="1048537">
          <table:table-cell table:number-columns-repeated="22"/>
        </table:table-row>
        <table:table-row table:style-name="ro3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0:25:54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1T10:36:31.177000000</dc:date>
    <meta:editing-duration>PT5H16M2S</meta:editing-duration>
    <meta:editing-cycles>54</meta:editing-cycles>
    <meta:generator>LibreOffice/7.0.0.3$Windows_X86_64 LibreOffice_project/8061b3e9204bef6b321a21033174034a5e2ea88e</meta:generator>
    <meta:document-statistic meta:table-count="3" meta:cell-count="1157" meta:object-count="0"/>
  </office:meta>
</office:document-meta>
</file>